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writing-mode="rl-tb" fo:line-height="300%"/>
      <style:text-properties fo:language="sv" fo:country="SE"/>
    </style:style>
    <style:style style:name="P2" style:parent-style-name="Normal" style:family="paragraph">
      <style:paragraph-properties style:writing-mode="rl-tb" fo:line-height="300%"/>
      <style:text-properties fo:font-size="24pt" style:font-size-asian="24pt" style:font-size-complex="24pt" fo:language="sv" fo:country="SE"/>
    </style:style>
    <style:style style:name="P3" style:parent-style-name="Normal" style:family="paragraph">
      <style:paragraph-properties style:writing-mode="rl-tb" fo:line-height="300%"/>
    </style:style>
    <style:style style:name="T4" style:parent-style-name="Standardstycketeckensnitt" style:family="text">
      <style:text-properties fo:font-size="22pt" style:font-size-asian="22pt" style:font-size-complex="22pt" style:language-complex="fa" style:country-complex="IR"/>
    </style:style>
    <style:style style:name="P5" style:parent-style-name="Normal" style:family="paragraph">
      <style:paragraph-properties style:writing-mode="rl-tb" fo:line-height="300%"/>
    </style:style>
    <style:style style:name="T6" style:parent-style-name="Standardstycketeckensnitt" style:family="text">
      <style:text-properties fo:font-size="22pt" style:font-size-asian="22pt" style:font-size-complex="22pt" style:language-complex="fa" style:country-complex="IR"/>
    </style:style>
    <style:style style:name="P7" style:parent-style-name="Normal" style:family="paragraph">
      <style:paragraph-properties style:writing-mode="rl-tb" fo:line-height="300%"/>
    </style:style>
    <style:style style:name="T8" style:parent-style-name="Standardstycketeckensnitt" style:family="text">
      <style:text-properties fo:font-size="22pt" style:font-size-asian="22pt" style:font-size-complex="22pt" style:language-complex="fa" style:country-complex="IR"/>
    </style:style>
    <style:style style:name="P9" style:parent-style-name="Liststycke" style:list-style-name="LFO1" style:family="paragraph">
      <style:paragraph-properties style:writing-mode="rl-tb" fo:line-height="300%"/>
    </style:style>
    <style:style style:name="T10" style:parent-style-name="Standardstycketeckensnitt" style:family="text">
      <style:text-properties fo:font-size="22pt" style:font-size-asian="22pt" style:font-size-complex="22pt" fo:language="sv" fo:country="SE" style:language-complex="fa" style:country-complex="IR"/>
    </style:style>
    <style:style style:name="T11" style:parent-style-name="Standardstycketeckensnitt" style:family="text">
      <style:text-properties fo:font-size="22pt" style:font-size-asian="22pt" style:font-size-complex="22pt" fo:language="sv" fo:country="SE" style:language-complex="fa" style:country-complex="IR"/>
    </style:style>
    <style:style style:name="P12" style:parent-style-name="Liststycke" style:list-style-name="LFO1" style:family="paragraph">
      <style:paragraph-properties style:writing-mode="rl-tb" fo:line-height="300%"/>
    </style:style>
    <style:style style:name="T13" style:parent-style-name="Standardstycketeckensnitt" style:family="text">
      <style:text-properties fo:font-size="22pt" style:font-size-asian="22pt" style:font-size-complex="22pt" fo:language="sv" fo:country="SE" style:language-complex="fa" style:country-complex="IR"/>
    </style:style>
    <style:style style:name="P14" style:parent-style-name="Normal" style:family="paragraph">
      <style:paragraph-properties style:writing-mode="rl-tb" fo:line-height="300%"/>
    </style:style>
    <style:style style:name="T15" style:parent-style-name="Standardstycketeckensnitt" style:family="text">
      <style:text-properties fo:font-size="22pt" style:font-size-asian="22pt" style:font-size-complex="22pt" fo:language="sv" fo:country="SE" style:language-complex="fa" style:country-complex="IR"/>
    </style:style>
    <style:style style:name="T16" style:parent-style-name="Standardstycketeckensnitt" style:family="text">
      <style:text-properties fo:font-size="22pt" style:font-size-asian="22pt" style:font-size-complex="22pt" fo:language="sv" fo:country="SE" style:language-complex="fa" style:country-complex="IR"/>
    </style:style>
    <style:style style:name="P17"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8" style:parent-style-name="Normal" style:family="paragraph">
      <style:paragraph-properties style:writing-mode="rl-tb" fo:line-height="300%"/>
    </style:style>
    <style:style style:name="T19"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20" style:parent-style-name="Normal" style:family="paragraph">
      <style:paragraph-properties style:writing-mode="rl-tb" fo:line-height="300%"/>
    </style:style>
    <style:style style:name="T21" style:parent-style-name="Standardstycketeckensnitt" style:family="text">
      <style:text-properties fo:font-size="22pt" style:font-size-asian="22pt" style:font-size-complex="22pt" style:language-complex="fa" style:country-complex="IR"/>
    </style:style>
    <style:style style:name="T22" style:parent-style-name="Standardstycketeckensnitt" style:family="text">
      <style:text-properties fo:font-size="22pt" style:font-size-asian="22pt" style:font-size-complex="22pt" style:language-complex="fa" style:country-complex="IR"/>
    </style:style>
    <style:style style:name="T23" style:parent-style-name="Standardstycketeckensnitt" style:family="text">
      <style:text-properties fo:font-size="22pt" style:font-size-asian="22pt" style:font-size-complex="22pt" fo:language="en" fo:country="US" style:language-complex="fa" style:country-complex="IR"/>
    </style:style>
    <style:style style:name="T24" style:parent-style-name="Standardstycketeckensnitt" style:family="text">
      <style:text-properties fo:font-size="22pt" style:font-size-asian="22pt" style:font-size-complex="22pt" style:language-complex="fa" style:country-complex="IR"/>
    </style:style>
    <style:style style:name="T25" style:parent-style-name="Standardstycketeckensnitt" style:family="text">
      <style:text-properties fo:color="#FF0000" fo:font-size="22pt" style:font-size-asian="22pt" style:font-size-complex="22pt" style:language-complex="fa" style:country-complex="IR"/>
    </style:style>
    <style:style style:name="T26" style:parent-style-name="Standardstycketeckensnitt" style:family="text">
      <style:text-properties fo:font-size="22pt" style:font-size-asian="22pt" style:font-size-complex="22pt" style:language-complex="fa" style:country-complex="IR"/>
    </style:style>
    <style:style style:name="T27" style:parent-style-name="Standardstycketeckensnitt" style:family="text">
      <style:text-properties fo:font-size="22pt" style:font-size-asian="22pt" style:font-size-complex="22pt" style:language-complex="fa" style:country-complex="IR"/>
    </style:style>
    <style:style style:name="P28" style:parent-style-name="Normal" style:family="paragraph">
      <style:paragraph-properties style:writing-mode="rl-tb" fo:line-height="300%"/>
    </style:style>
    <style:style style:name="T29" style:parent-style-name="Standardstycketeckensnitt" style:family="text">
      <style:text-properties fo:font-size="22pt" style:font-size-asian="22pt" style:font-size-complex="22pt" style:language-complex="fa" style:country-complex="IR"/>
    </style:style>
    <style:style style:name="T30" style:parent-style-name="Standardstycketeckensnitt" style:family="text">
      <style:text-properties fo:font-size="22pt" style:font-size-asian="22pt" style:font-size-complex="22pt" style:language-complex="fa" style:country-complex="IR"/>
    </style:style>
    <style:style style:name="P31"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32" style:parent-style-name="Normal" style:family="paragraph">
      <style:paragraph-properties style:writing-mode="rl-tb" fo:line-height="300%"/>
    </style:style>
    <style:style style:name="T33" style:parent-style-name="Standardstycketeckensnitt" style:family="text">
      <style:text-properties fo:font-size="22pt" style:font-size-asian="22pt" style:font-size-complex="22pt" style:language-complex="fa" style:country-complex="IR"/>
    </style:style>
    <style:style style:name="P34" style:parent-style-name="Normal" style:family="paragraph">
      <style:paragraph-properties style:writing-mode="rl-tb" fo:line-height="300%"/>
    </style:style>
    <style:style style:name="T35" style:parent-style-name="Standardstycketeckensnitt" style:family="text">
      <style:text-properties fo:font-size="22pt" style:font-size-asian="22pt" style:font-size-complex="22pt" style:language-complex="fa" style:country-complex="IR"/>
    </style:style>
    <style:style style:name="T36" style:parent-style-name="Standardstycketeckensnitt" style:family="text">
      <style:text-properties fo:font-size="22pt" style:font-size-asian="22pt" style:font-size-complex="22pt" style:language-complex="fa" style:country-complex="IR"/>
    </style:style>
    <style:style style:name="P37" style:parent-style-name="Normal" style:family="paragraph">
      <style:paragraph-properties style:writing-mode="rl-tb" fo:line-height="300%"/>
    </style:style>
    <style:style style:name="T38" style:parent-style-name="Standardstycketeckensnitt" style:family="text">
      <style:text-properties fo:font-size="22pt" style:font-size-asian="22pt" style:font-size-complex="22pt" style:language-complex="fa" style:country-complex="IR"/>
    </style:style>
    <style:style style:name="T39" style:parent-style-name="Standardstycketeckensnitt" style:family="text">
      <style:text-properties fo:font-size="22pt" style:font-size-asian="22pt" style:font-size-complex="22pt" style:language-complex="fa" style:country-complex="IR"/>
    </style:style>
    <style:style style:name="T40" style:parent-style-name="Standardstycketeckensnitt" style:family="text">
      <style:text-properties fo:color="#FF0000" fo:font-size="22pt" style:font-size-asian="22pt" style:font-size-complex="22pt" style:language-complex="fa" style:country-complex="IR"/>
    </style:style>
    <style:style style:name="T41" style:parent-style-name="Standardstycketeckensnitt" style:family="text">
      <style:text-properties fo:font-size="22pt" style:font-size-asian="22pt" style:font-size-complex="22pt" style:language-complex="fa" style:country-complex="IR"/>
    </style:style>
    <style:style style:name="P42" style:parent-style-name="Normal" style:family="paragraph">
      <style:paragraph-properties style:writing-mode="rl-tb" fo:line-height="300%"/>
    </style:style>
    <style:style style:name="T43" style:parent-style-name="Standardstycketeckensnitt" style:family="text">
      <style:text-properties fo:font-size="22pt" style:font-size-asian="22pt" style:font-size-complex="22pt" style:language-complex="fa" style:country-complex="IR"/>
    </style:style>
    <style:style style:name="T44" style:parent-style-name="Standardstycketeckensnitt" style:family="text">
      <style:text-properties fo:font-size="22pt" style:font-size-asian="22pt" style:font-size-complex="22pt" style:language-complex="fa" style:country-complex="IR"/>
    </style:style>
    <style:style style:name="P45" style:parent-style-name="Liststycke" style:list-style-name="LFO2" style:family="paragraph">
      <style:paragraph-properties style:writing-mode="rl-tb" fo:line-height="300%"/>
    </style:style>
    <style:style style:name="T46" style:parent-style-name="Standardstycketeckensnitt" style:family="text">
      <style:text-properties fo:font-size="22pt" style:font-size-asian="22pt" style:font-size-complex="22pt" style:language-complex="fa" style:country-complex="IR"/>
    </style:style>
    <style:style style:name="T47" style:parent-style-name="Standardstycketeckensnitt" style:family="text">
      <style:text-properties fo:font-size="22pt" style:font-size-asian="22pt" style:font-size-complex="22pt" style:language-complex="fa" style:country-complex="IR"/>
    </style:style>
    <style:style style:name="P48" style:parent-style-name="Liststycke" style:list-style-name="LFO2" style:family="paragraph">
      <style:paragraph-properties style:writing-mode="rl-tb" fo:line-height="300%"/>
    </style:style>
    <style:style style:name="T49" style:parent-style-name="Standardstycketeckensnitt" style:family="text">
      <style:text-properties fo:font-size="22pt" style:font-size-asian="22pt" style:font-size-complex="22pt" style:language-complex="fa" style:country-complex="IR"/>
    </style:style>
    <style:style style:name="P50" style:parent-style-name="Normal" style:family="paragraph">
      <style:paragraph-properties style:writing-mode="rl-tb" fo:line-height="300%"/>
    </style:style>
    <style:style style:name="T51" style:parent-style-name="Standardstycketeckensnitt" style:family="text">
      <style:text-properties fo:font-size="22pt" style:font-size-asian="22pt" style:font-size-complex="22pt" style:language-complex="fa" style:country-complex="IR"/>
    </style:style>
    <style:style style:name="P52" style:parent-style-name="Normal" style:family="paragraph">
      <style:paragraph-properties style:writing-mode="rl-tb" fo:line-height="300%"/>
    </style:style>
    <style:style style:name="T53"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54" style:parent-style-name="Normal" style:family="paragraph">
      <style:paragraph-properties style:writing-mode="rl-tb" fo:line-height="300%"/>
    </style:style>
    <style:style style:name="T55" style:parent-style-name="Standardstycketeckensnitt" style:family="text">
      <style:text-properties fo:font-size="22pt" style:font-size-asian="22pt" style:font-size-complex="22pt"/>
    </style:style>
    <style:style style:name="T56" style:parent-style-name="Standardstycketeckensnitt" style:family="text">
      <style:text-properties fo:font-size="22pt" style:font-size-asian="22pt" style:font-size-complex="22pt"/>
    </style:style>
    <style:style style:name="P57" style:parent-style-name="Normal" style:family="paragraph">
      <style:paragraph-properties style:writing-mode="rl-tb" fo:line-height="300%"/>
    </style:style>
    <style:style style:name="T58" style:parent-style-name="Standardstycketeckensnitt" style:family="text">
      <style:text-properties fo:font-size="22pt" style:font-size-asian="22pt" style:font-size-complex="22pt" style:language-complex="fa" style:country-complex="IR"/>
    </style:style>
    <style:style style:name="T59" style:parent-style-name="Standardstycketeckensnitt" style:family="text">
      <style:text-properties fo:font-size="22pt" style:font-size-asian="22pt" style:font-size-complex="22pt" style:language-complex="fa" style:country-complex="IR"/>
    </style:style>
    <style:style style:name="T60" style:parent-style-name="Standardstycketeckensnitt" style:family="text">
      <style:text-properties fo:font-size="22pt" style:font-size-asian="22pt" style:font-size-complex="22pt" style:language-complex="fa" style:country-complex="IR"/>
    </style:style>
    <style:style style:name="P61" style:parent-style-name="Normal" style:family="paragraph">
      <style:paragraph-properties style:writing-mode="rl-tb" fo:line-height="300%"/>
    </style:style>
    <style:style style:name="T62" style:parent-style-name="Standardstycketeckensnitt" style:family="text">
      <style:text-properties fo:font-size="22pt" style:font-size-asian="22pt" style:font-size-complex="22pt" style:language-complex="fa" style:country-complex="IR"/>
    </style:style>
    <style:style style:name="P63" style:parent-style-name="Normal" style:family="paragraph">
      <style:paragraph-properties style:writing-mode="rl-tb" fo:line-height="300%"/>
      <style:text-properties fo:font-size="22pt" style:font-size-asian="22pt" style:font-size-complex="22pt" style:language-complex="fa" style:country-complex="IR"/>
    </style:style>
    <style:style style:name="P64" style:parent-style-name="Normal" style:family="paragraph">
      <style:paragraph-properties style:writing-mode="rl-tb" fo:line-height="300%"/>
      <style:text-properties fo:font-size="22pt" style:font-size-asian="22pt" style:font-size-complex="22pt" style:language-complex="fa" style:country-complex="IR"/>
    </style:style>
    <style:style style:name="P65" style:parent-style-name="Normal" style:family="paragraph">
      <style:paragraph-properties style:writing-mode="rl-tb" fo:line-height="300%"/>
    </style:style>
    <style:style style:name="T66" style:parent-style-name="Standardstycketeckensnitt" style:family="text">
      <style:text-properties fo:font-size="22pt" style:font-size-asian="22pt" style:font-size-complex="22pt" fo:language="en" fo:country="US" style:language-complex="fa" style:country-complex="IR"/>
    </style:style>
    <style:style style:name="T67" style:parent-style-name="Standardstycketeckensnitt" style:family="text">
      <style:text-properties fo:font-size="22pt" style:font-size-asian="22pt" style:font-size-complex="22pt" fo:language="en" fo:country="US" style:language-complex="fa" style:country-complex="IR"/>
    </style:style>
    <style:style style:name="P68" style:parent-style-name="Normal" style:family="paragraph">
      <style:paragraph-properties style:writing-mode="rl-tb" fo:line-height="300%"/>
    </style:style>
    <style:style style:name="T69" style:parent-style-name="Standardstycketeckensnitt" style:family="text">
      <style:text-properties fo:font-size="22pt" style:font-size-asian="22pt" style:font-size-complex="22pt" style:language-complex="fa" style:country-complex="IR"/>
    </style:style>
    <style:style style:name="T70" style:parent-style-name="Standardstycketeckensnitt" style:family="text">
      <style:text-properties fo:font-size="22pt" style:font-size-asian="22pt" style:font-size-complex="22pt" style:language-complex="fa" style:country-complex="IR"/>
    </style:style>
    <style:style style:name="P71" style:parent-style-name="Liststycke" style:list-style-name="LFO3" style:family="paragraph">
      <style:paragraph-properties style:writing-mode="rl-tb" fo:line-height="300%"/>
    </style:style>
    <style:style style:name="T72" style:parent-style-name="Standardstycketeckensnitt" style:family="text">
      <style:text-properties fo:font-size="22pt" style:font-size-asian="22pt" style:font-size-complex="22pt" style:language-complex="fa" style:country-complex="IR"/>
    </style:style>
    <style:style style:name="P73" style:parent-style-name="Liststycke" style:list-style-name="LFO3" style:family="paragraph">
      <style:paragraph-properties style:writing-mode="rl-tb" fo:line-height="300%"/>
    </style:style>
    <style:style style:name="T74" style:parent-style-name="Standardstycketeckensnitt" style:family="text">
      <style:text-properties fo:font-size="22pt" style:font-size-asian="22pt" style:font-size-complex="22pt" style:language-complex="fa" style:country-complex="IR"/>
    </style:style>
    <style:style style:name="T75" style:parent-style-name="Standardstycketeckensnitt" style:family="text">
      <style:text-properties fo:font-size="22pt" style:font-size-asian="22pt" style:font-size-complex="22pt" style:language-complex="fa" style:country-complex="IR"/>
    </style:style>
    <style:style style:name="P76" style:parent-style-name="Normal" style:family="paragraph">
      <style:paragraph-properties style:writing-mode="rl-tb" fo:line-height="300%"/>
      <style:text-properties fo:font-weight="bold" style:font-weight-asian="bold" style:font-weight-complex="bold" fo:font-size="22pt" style:font-size-asian="22pt" style:font-size-complex="22pt" style:language-complex="fa" style:country-complex="IR"/>
    </style:style>
    <style:style style:name="P77" style:parent-style-name="Normal" style:family="paragraph">
      <style:paragraph-properties style:writing-mode="rl-tb" fo:line-height="300%"/>
    </style:style>
    <style:style style:name="T78"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79" style:parent-style-name="Standardstycketeckensnitt" style:family="text">
      <style:text-properties style:language-complex="fa" style:country-complex="IR"/>
    </style:style>
    <style:style style:name="T80" style:parent-style-name="Standardstycketeckensnitt" style:family="text">
      <style:text-properties fo:font-size="22pt" style:font-size-asian="22pt" style:font-size-complex="22pt" style:language-complex="fa" style:country-complex="IR"/>
    </style:style>
    <style:style style:name="T81" style:parent-style-name="Standardstycketeckensnitt" style:family="text">
      <style:text-properties fo:font-size="22pt" style:font-size-asian="22pt" style:font-size-complex="22pt" fo:language="sv" fo:country="SE" style:language-complex="fa" style:country-complex="IR"/>
    </style:style>
    <style:style style:name="T82" style:parent-style-name="Standardstycketeckensnitt" style:family="text">
      <style:text-properties fo:font-size="22pt" style:font-size-asian="22pt" style:font-size-complex="22pt" style:language-complex="fa" style:country-complex="IR"/>
    </style:style>
    <style:style style:name="T83" style:parent-style-name="Standardstycketeckensnitt" style:family="text">
      <style:text-properties style:language-complex="fa" style:country-complex="IR"/>
    </style:style>
    <style:style style:name="T84" style:parent-style-name="Standardstycketeckensnitt" style:family="text">
      <style:text-properties fo:font-size="22pt" style:font-size-asian="22pt" style:font-size-complex="22pt" style:language-complex="fa" style:country-complex="IR"/>
    </style:style>
    <style:style style:name="T85" style:parent-style-name="Standardstycketeckensnitt" style:family="text">
      <style:text-properties fo:font-size="22pt" style:font-size-asian="22pt" style:font-size-complex="22pt" style:language-complex="fa" style:country-complex="IR"/>
    </style:style>
    <style:style style:name="P86" style:parent-style-name="Normal" style:family="paragraph">
      <style:paragraph-properties style:writing-mode="rl-tb" fo:line-height="300%"/>
    </style:style>
    <style:style style:name="T87" style:parent-style-name="Standardstycketeckensnitt" style:family="text">
      <style:text-properties fo:font-size="22pt" style:font-size-asian="22pt" style:font-size-complex="22pt" fo:language="sv" fo:country="SE" style:language-complex="fa" style:country-complex="IR"/>
    </style:style>
    <style:style style:name="T88" style:parent-style-name="Standardstycketeckensnitt" style:family="text">
      <style:text-properties fo:font-size="22pt" style:font-size-asian="22pt" style:font-size-complex="22pt" style:language-complex="fa" style:country-complex="IR"/>
    </style:style>
    <style:style style:name="T89" style:parent-style-name="Standardstycketeckensnitt" style:family="text">
      <style:text-properties fo:font-size="22pt" style:font-size-asian="22pt" style:font-size-complex="22pt" style:language-complex="fa" style:country-complex="IR"/>
    </style:style>
    <style:style style:name="T90" style:parent-style-name="Standardstycketeckensnitt" style:family="text">
      <style:text-properties fo:font-size="22pt" style:font-size-asian="22pt" style:font-size-complex="22pt" style:language-complex="fa" style:country-complex="IR"/>
    </style:style>
    <style:style style:name="T91" style:parent-style-name="Standardstycketeckensnitt" style:family="text">
      <style:text-properties fo:font-size="22pt" style:font-size-asian="22pt" style:font-size-complex="22pt" style:language-complex="fa" style:country-complex="IR"/>
    </style:style>
    <style:style style:name="T92" style:parent-style-name="Standardstycketeckensnitt" style:family="text">
      <style:text-properties fo:color="#FF0000" fo:font-size="22pt" style:font-size-asian="22pt" style:font-size-complex="22pt" style:language-complex="fa" style:country-complex="IR"/>
    </style:style>
    <style:style style:name="P93" style:parent-style-name="Normal" style:family="paragraph">
      <style:paragraph-properties style:writing-mode="rl-tb" fo:line-height="300%"/>
    </style:style>
    <style:style style:name="T94" style:parent-style-name="Standardstycketeckensnitt" style:family="text">
      <style:text-properties style:language-complex="fa" style:country-complex="IR"/>
    </style:style>
    <style:style style:name="T95" style:parent-style-name="Standardstycketeckensnitt" style:family="text">
      <style:text-properties fo:font-size="22pt" style:font-size-asian="22pt" style:font-size-complex="22pt" style:language-complex="fa" style:country-complex="IR"/>
    </style:style>
    <style:style style:name="T96" style:parent-style-name="Standardstycketeckensnitt" style:family="text">
      <style:text-properties fo:font-size="22pt" style:font-size-asian="22pt" style:font-size-complex="22pt" style:language-complex="fa" style:country-complex="IR"/>
    </style:style>
    <style:style style:name="T97" style:parent-style-name="Standardstycketeckensnitt" style:family="text">
      <style:text-properties fo:font-size="22pt" style:font-size-asian="22pt" style:font-size-complex="22pt" style:language-complex="fa" style:country-complex="IR"/>
    </style:style>
    <style:style style:name="P98" style:parent-style-name="Normal" style:family="paragraph">
      <style:paragraph-properties style:writing-mode="rl-tb" fo:line-height="300%"/>
    </style:style>
    <style:style style:name="T99" style:parent-style-name="Standardstycketeckensnitt" style:family="text">
      <style:text-properties fo:font-size="22pt" style:font-size-asian="22pt" style:font-size-complex="22pt" style:language-complex="fa" style:country-complex="IR"/>
    </style:style>
    <style:style style:name="T100" style:parent-style-name="Standardstycketeckensnitt" style:family="text">
      <style:text-properties fo:font-size="22pt" style:font-size-asian="22pt" style:font-size-complex="22pt" style:language-complex="fa" style:country-complex="IR"/>
    </style:style>
    <style:style style:name="P101" style:parent-style-name="Normal" style:family="paragraph">
      <style:paragraph-properties style:writing-mode="rl-tb" fo:line-height="300%"/>
      <style:text-properties fo:font-size="22pt" style:font-size-asian="22pt" style:font-size-complex="22pt" style:language-complex="fa" style:country-complex="IR"/>
    </style:style>
    <style:style style:name="P102" style:parent-style-name="Normal" style:family="paragraph">
      <style:paragraph-properties style:writing-mode="rl-tb" fo:line-height="300%"/>
    </style:style>
    <style:style style:name="T103" style:parent-style-name="Standardstycketeckensnitt" style:family="text">
      <style:text-properties fo:font-size="22pt" style:font-size-asian="22pt" style:font-size-complex="22pt" style:language-complex="fa" style:country-complex="IR"/>
    </style:style>
    <style:style style:name="P104" style:parent-style-name="Normal" style:family="paragraph">
      <style:paragraph-properties style:writing-mode="rl-tb" fo:line-height="300%"/>
    </style:style>
    <style:style style:name="T105" style:parent-style-name="Standardstycketeckensnitt" style:family="text">
      <style:text-properties fo:font-size="22pt" style:font-size-asian="22pt" style:font-size-complex="22pt" style:language-complex="fa" style:country-complex="IR"/>
    </style:style>
    <style:style style:name="T106" style:parent-style-name="Standardstycketeckensnitt" style:family="text">
      <style:text-properties fo:font-size="22pt" style:font-size-asian="22pt" style:font-size-complex="22pt" style:language-complex="fa" style:country-complex="IR"/>
    </style:style>
    <style:style style:name="P107" style:parent-style-name="Normal" style:family="paragraph">
      <style:paragraph-properties style:writing-mode="rl-tb" fo:line-height="300%"/>
      <style:text-properties fo:font-size="22pt" style:font-size-asian="22pt" style:font-size-complex="22pt" style:language-complex="fa" style:country-complex="IR"/>
    </style:style>
    <style:style style:name="P108" style:parent-style-name="Normal" style:family="paragraph">
      <style:paragraph-properties style:writing-mode="rl-tb" fo:line-height="300%"/>
    </style:style>
    <style:style style:name="T109"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110" style:parent-style-name="Normal" style:family="paragraph">
      <style:paragraph-properties style:writing-mode="rl-tb" fo:line-height="300%"/>
    </style:style>
    <style:style style:name="T111" style:parent-style-name="Standardstycketeckensnitt" style:family="text">
      <style:text-properties fo:font-size="22pt" style:font-size-asian="22pt" style:font-size-complex="22pt" style:language-complex="fa" style:country-complex="IR"/>
    </style:style>
    <style:style style:name="T112" style:parent-style-name="Standardstycketeckensnitt" style:family="text">
      <style:text-properties fo:font-size="22pt" style:font-size-asian="22pt" style:font-size-complex="22pt" fo:language="sv" fo:country="SE" style:language-complex="fa" style:country-complex="IR"/>
    </style:style>
    <style:style style:name="T113" style:parent-style-name="Standardstycketeckensnitt" style:family="text">
      <style:text-properties fo:font-size="22pt" style:font-size-asian="22pt" style:font-size-complex="22pt" fo:language="sv" fo:country="SE" style:language-complex="fa" style:country-complex="IR"/>
    </style:style>
    <style:style style:name="T114" style:parent-style-name="Standardstycketeckensnitt" style:family="text">
      <style:text-properties fo:font-size="22pt" style:font-size-asian="22pt" style:font-size-complex="22pt" style:language-complex="fa" style:country-complex="IR"/>
    </style:style>
    <style:style style:name="T115" style:parent-style-name="Standardstycketeckensnitt" style:family="text">
      <style:text-properties fo:font-size="22pt" style:font-size-asian="22pt" style:font-size-complex="22pt" fo:language="sv" fo:country="SE" style:language-complex="fa" style:country-complex="IR"/>
    </style:style>
    <style:style style:name="T116" style:parent-style-name="Standardstycketeckensnitt" style:family="text">
      <style:text-properties fo:font-size="22pt" style:font-size-asian="22pt" style:font-size-complex="22pt" style:language-complex="fa" style:country-complex="IR"/>
    </style:style>
    <style:style style:name="T117" style:parent-style-name="Standardstycketeckensnitt" style:family="text">
      <style:text-properties fo:font-size="22pt" style:font-size-asian="22pt" style:font-size-complex="22pt" style:language-complex="fa" style:country-complex="IR"/>
    </style:style>
    <style:style style:name="T118" style:parent-style-name="Standardstycketeckensnitt" style:family="text">
      <style:text-properties fo:color="#FF0000" fo:font-size="22pt" style:font-size-asian="22pt" style:font-size-complex="22pt" style:language-complex="fa" style:country-complex="IR"/>
    </style:style>
    <style:style style:name="T119" style:parent-style-name="Standardstycketeckensnitt" style:family="text">
      <style:text-properties fo:font-size="22pt" style:font-size-asian="22pt" style:font-size-complex="22pt" style:language-complex="fa" style:country-complex="IR"/>
    </style:style>
    <style:style style:name="T120" style:parent-style-name="Standardstycketeckensnitt" style:family="text">
      <style:text-properties fo:font-size="22pt" style:font-size-asian="22pt" style:font-size-complex="22pt" style:language-complex="fa" style:country-complex="IR"/>
    </style:style>
    <style:style style:name="P121" style:parent-style-name="Normal" style:family="paragraph">
      <style:paragraph-properties style:writing-mode="rl-tb" fo:line-height="300%"/>
    </style:style>
    <style:style style:name="T122" style:parent-style-name="Standardstycketeckensnitt" style:family="text">
      <style:text-properties fo:font-size="22pt" style:font-size-asian="22pt" style:font-size-complex="22pt" style:language-complex="fa" style:country-complex="IR"/>
    </style:style>
    <style:style style:name="P123" style:parent-style-name="Normal" style:family="paragraph">
      <style:paragraph-properties style:writing-mode="rl-tb" fo:line-height="300%"/>
    </style:style>
    <style:style style:name="T124" style:parent-style-name="Standardstycketeckensnitt" style:family="text">
      <style:text-properties fo:font-size="22pt" style:font-size-asian="22pt" style:font-size-complex="22pt" style:language-complex="fa" style:country-complex="IR"/>
    </style:style>
    <style:style style:name="T125" style:parent-style-name="Standardstycketeckensnitt" style:family="text">
      <style:text-properties fo:font-size="22pt" style:font-size-asian="22pt" style:font-size-complex="22pt" style:language-complex="fa" style:country-complex="IR"/>
    </style:style>
    <style:style style:name="P126" style:parent-style-name="Normal" style:family="paragraph">
      <style:paragraph-properties style:writing-mode="rl-tb" fo:line-height="300%"/>
    </style:style>
    <style:style style:name="T127" style:parent-style-name="Standardstycketeckensnitt" style:family="text">
      <style:text-properties fo:font-size="22pt" style:font-size-asian="22pt" style:font-size-complex="22pt" style:language-complex="fa" style:country-complex="IR"/>
    </style:style>
    <style:style style:name="P128" style:parent-style-name="Normal" style:family="paragraph">
      <style:paragraph-properties style:writing-mode="rl-tb" fo:line-height="300%"/>
    </style:style>
    <style:style style:name="T129" style:parent-style-name="Standardstycketeckensnitt" style:family="text">
      <style:text-properties fo:font-size="22pt" style:font-size-asian="22pt" style:font-size-complex="22pt" style:language-complex="fa" style:country-complex="IR"/>
    </style:style>
    <style:style style:name="T130" style:parent-style-name="Standardstycketeckensnitt" style:family="text">
      <style:text-properties fo:font-size="22pt" style:font-size-asian="22pt" style:font-size-complex="22pt" fo:language="sv" fo:country="SE" style:language-complex="fa" style:country-complex="IR"/>
    </style:style>
    <style:style style:name="T131" style:parent-style-name="Standardstycketeckensnitt" style:family="text">
      <style:text-properties fo:font-size="22pt" style:font-size-asian="22pt" style:font-size-complex="22pt" fo:language="sv" fo:country="SE" style:language-complex="fa" style:country-complex="IR"/>
    </style:style>
    <style:style style:name="P132" style:parent-style-name="Normal" style:family="paragraph">
      <style:paragraph-properties style:writing-mode="rl-tb" fo:line-height="300%"/>
    </style:style>
    <style:style style:name="T133" style:parent-style-name="Standardstycketeckensnitt" style:family="text">
      <style:text-properties fo:font-size="22pt" style:font-size-asian="22pt" style:font-size-complex="22pt" fo:language="sv" fo:country="SE" style:language-complex="fa" style:country-complex="IR"/>
    </style:style>
    <style:style style:name="T134" style:parent-style-name="Standardstycketeckensnitt" style:family="text">
      <style:text-properties fo:font-size="22pt" style:font-size-asian="22pt" style:font-size-complex="22pt" style:language-complex="fa" style:country-complex="IR"/>
    </style:style>
    <style:style style:name="T135" style:parent-style-name="Standardstycketeckensnitt" style:family="text">
      <style:text-properties fo:font-size="22pt" style:font-size-asian="22pt" style:font-size-complex="22pt" style:language-complex="fa" style:country-complex="IR"/>
    </style:style>
    <style:style style:name="P136" style:parent-style-name="Normal" style:family="paragraph">
      <style:paragraph-properties style:writing-mode="rl-tb" fo:line-height="300%"/>
    </style:style>
    <style:style style:name="T137" style:parent-style-name="Standardstycketeckensnitt" style:family="text">
      <style:text-properties fo:font-size="22pt" style:font-size-asian="22pt" style:font-size-complex="22pt" style:language-complex="fa" style:country-complex="IR"/>
    </style:style>
    <style:style style:name="T138" style:parent-style-name="Standardstycketeckensnitt" style:family="text">
      <style:text-properties fo:font-size="22pt" style:font-size-asian="22pt" style:font-size-complex="22pt" fo:language="sv" fo:country="SE" style:language-complex="fa" style:country-complex="IR"/>
    </style:style>
    <style:style style:name="T139" style:parent-style-name="Standardstycketeckensnitt" style:family="text">
      <style:text-properties fo:color="#FF0000" fo:font-size="22pt" style:font-size-asian="22pt" style:font-size-complex="22pt" fo:language="sv" fo:country="SE" style:language-complex="fa" style:country-complex="IR"/>
    </style:style>
    <style:style style:name="T140" style:parent-style-name="Standardstycketeckensnitt" style:family="text">
      <style:text-properties fo:color="#FF0000" fo:font-size="22pt" style:font-size-asian="22pt" style:font-size-complex="22pt" fo:language="sv" fo:country="SE" style:language-complex="fa" style:country-complex="IR"/>
    </style:style>
    <style:style style:name="T141" style:parent-style-name="Standardstycketeckensnitt" style:family="text">
      <style:text-properties fo:font-size="22pt" style:font-size-asian="22pt" style:font-size-complex="22pt" fo:language="sv" fo:country="SE" style:language-complex="fa" style:country-complex="IR"/>
    </style:style>
    <style:style style:name="P142" style:parent-style-name="Normal" style:family="paragraph">
      <style:paragraph-properties style:writing-mode="rl-tb" fo:line-height="300%"/>
    </style:style>
    <style:style style:name="T143" style:parent-style-name="Standardstycketeckensnitt" style:family="text">
      <style:text-properties fo:font-size="22pt" style:font-size-asian="22pt" style:font-size-complex="22pt" fo:language="sv" fo:country="SE" style:language-complex="fa" style:country-complex="IR"/>
    </style:style>
    <style:style style:name="T144" style:parent-style-name="Standardstycketeckensnitt" style:family="text">
      <style:text-properties fo:font-size="22pt" style:font-size-asian="22pt" style:font-size-complex="22pt" fo:language="sv" fo:country="SE" style:language-complex="fa" style:country-complex="IR"/>
    </style:style>
    <style:style style:name="T145" style:parent-style-name="Standardstycketeckensnitt" style:family="text">
      <style:text-properties fo:font-size="22pt" style:font-size-asian="22pt" style:font-size-complex="22pt" fo:language="sv" fo:country="SE" style:language-complex="fa" style:country-complex="IR"/>
    </style:style>
    <style:style style:name="P146" style:parent-style-name="Normal" style:family="paragraph">
      <style:paragraph-properties style:writing-mode="rl-tb" fo:line-height="300%"/>
    </style:style>
    <style:style style:name="T147" style:parent-style-name="Standardstycketeckensnitt" style:family="text">
      <style:text-properties fo:font-size="22pt" style:font-size-asian="22pt" style:font-size-complex="22pt" style:language-complex="fa" style:country-complex="IR"/>
    </style:style>
    <style:style style:name="P148" style:parent-style-name="Normal" style:family="paragraph">
      <style:paragraph-properties style:writing-mode="rl-tb" fo:line-height="300%"/>
      <style:text-properties fo:font-size="22pt" style:font-size-asian="22pt" style:font-size-complex="22pt" style:language-complex="fa" style:country-complex="IR"/>
    </style:style>
    <style:style style:name="P149" style:parent-style-name="Normal" style:family="paragraph">
      <style:paragraph-properties style:writing-mode="rl-tb" fo:line-height="300%"/>
    </style:style>
    <style:style style:name="T150"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151"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152" style:parent-style-name="Normal" style:family="paragraph">
      <style:paragraph-properties style:writing-mode="rl-tb" fo:line-height="300%"/>
    </style:style>
    <style:style style:name="T153" style:parent-style-name="Standardstycketeckensnitt" style:family="text">
      <style:text-properties fo:font-size="22pt" style:font-size-asian="22pt" style:font-size-complex="22pt" style:language-complex="fa" style:country-complex="IR"/>
    </style:style>
    <style:style style:name="P154" style:parent-style-name="Normal" style:family="paragraph">
      <style:paragraph-properties style:writing-mode="rl-tb" fo:line-height="300%"/>
    </style:style>
    <style:style style:name="T155" style:parent-style-name="Standardstycketeckensnitt" style:family="text">
      <style:text-properties fo:font-size="22pt" style:font-size-asian="22pt" style:font-size-complex="22pt" style:language-complex="fa" style:country-complex="IR"/>
    </style:style>
    <style:style style:name="P156" style:parent-style-name="Normal" style:family="paragraph">
      <style:paragraph-properties style:writing-mode="rl-tb" fo:line-height="300%"/>
    </style:style>
    <style:style style:name="T157" style:parent-style-name="Standardstycketeckensnitt" style:family="text">
      <style:text-properties fo:font-size="22pt" style:font-size-asian="22pt" style:font-size-complex="22pt" style:language-complex="fa" style:country-complex="IR"/>
    </style:style>
    <style:style style:name="P158" style:parent-style-name="Normal" style:family="paragraph">
      <style:paragraph-properties style:writing-mode="rl-tb" fo:line-height="300%"/>
    </style:style>
    <style:style style:name="T159" style:parent-style-name="Standardstycketeckensnitt" style:family="text">
      <style:text-properties fo:font-size="22pt" style:font-size-asian="22pt" style:font-size-complex="22pt" style:language-complex="fa" style:country-complex="IR"/>
    </style:style>
    <style:style style:name="P160" style:parent-style-name="Normal" style:family="paragraph">
      <style:paragraph-properties style:writing-mode="rl-tb" fo:line-height="300%"/>
    </style:style>
    <style:style style:name="T161" style:parent-style-name="Standardstycketeckensnitt" style:family="text">
      <style:text-properties fo:font-size="22pt" style:font-size-asian="22pt" style:font-size-complex="22pt" style:language-complex="fa" style:country-complex="IR"/>
    </style:style>
    <style:style style:name="P162" style:parent-style-name="Normal" style:family="paragraph">
      <style:paragraph-properties style:writing-mode="rl-tb" fo:line-height="300%"/>
    </style:style>
    <style:style style:name="T163" style:parent-style-name="Standardstycketeckensnitt" style:family="text">
      <style:text-properties fo:font-size="22pt" style:font-size-asian="22pt" style:font-size-complex="22pt" style:language-complex="fa" style:country-complex="IR"/>
    </style:style>
    <style:style style:name="P164" style:parent-style-name="Normal" style:family="paragraph">
      <style:paragraph-properties style:writing-mode="rl-tb" fo:line-height="300%"/>
    </style:style>
    <style:style style:name="T165" style:parent-style-name="Standardstycketeckensnitt" style:family="text">
      <style:text-properties fo:font-size="22pt" style:font-size-asian="22pt" style:font-size-complex="22pt" fo:language="sv" fo:country="SE" style:language-complex="fa" style:country-complex="IR"/>
    </style:style>
    <style:style style:name="P166" style:parent-style-name="Normal" style:family="paragraph">
      <style:paragraph-properties style:writing-mode="rl-tb" fo:line-height="300%"/>
    </style:style>
    <style:style style:name="T167" style:parent-style-name="Standardstycketeckensnitt" style:family="text">
      <style:text-properties fo:font-size="22pt" style:font-size-asian="22pt" style:font-size-complex="22pt" fo:language="sv" fo:country="SE" style:language-complex="fa" style:country-complex="IR"/>
    </style:style>
    <style:style style:name="P168" style:parent-style-name="Normal" style:family="paragraph">
      <style:paragraph-properties style:writing-mode="rl-tb" fo:line-height="300%"/>
    </style:style>
    <style:style style:name="T169" style:parent-style-name="Standardstycketeckensnitt" style:family="text">
      <style:text-properties fo:font-size="22pt" style:font-size-asian="22pt" style:font-size-complex="22pt" fo:language="sv" fo:country="SE" style:language-complex="fa" style:country-complex="IR"/>
    </style:style>
    <style:style style:name="T170" style:parent-style-name="Standardstycketeckensnitt" style:family="text">
      <style:text-properties fo:font-size="22pt" style:font-size-asian="22pt" style:font-size-complex="22pt" fo:language="sv" fo:country="SE" style:language-complex="fa" style:country-complex="IR"/>
    </style:style>
    <style:style style:name="P171" style:parent-style-name="Normal" style:family="paragraph">
      <style:paragraph-properties style:writing-mode="rl-tb" fo:line-height="300%"/>
      <style:text-properties fo:font-size="22pt" style:font-size-asian="22pt" style:font-size-complex="22pt" style:language-complex="fa" style:country-complex="IR"/>
    </style:style>
    <style:style style:name="P172" style:parent-style-name="Normal" style:family="paragraph">
      <style:paragraph-properties style:writing-mode="rl-tb" fo:line-height="300%"/>
      <style:text-properties fo:font-size="22pt" style:font-size-asian="22pt" style:font-size-complex="22pt" style:language-complex="fa" style:country-complex="IR"/>
    </style:style>
    <style:style style:name="P173" style:parent-style-name="Normal" style:family="paragraph">
      <style:paragraph-properties style:writing-mode="rl-tb" fo:line-height="300%"/>
    </style:style>
    <style:style style:name="T174" style:parent-style-name="Standardstycketeckensnitt" style:family="text">
      <style:text-properties fo:font-weight="bold" style:font-weight-asian="bold" style:font-weight-complex="bold" fo:font-size="22pt" style:font-size-asian="22pt" style:font-size-complex="22pt" fo:language="sv" fo:country="SE" style:language-complex="fa" style:country-complex="IR"/>
    </style:style>
    <style:style style:name="P175" style:parent-style-name="Normal" style:family="paragraph">
      <style:paragraph-properties style:writing-mode="rl-tb" fo:line-height="300%"/>
    </style:style>
    <style:style style:name="T176" style:parent-style-name="Standardstycketeckensnitt" style:family="text">
      <style:text-properties fo:font-size="22pt" style:font-size-asian="22pt" style:font-size-complex="22pt" fo:language="sv" fo:country="SE" style:language-complex="fa" style:country-complex="IR"/>
    </style:style>
    <style:style style:name="P177" style:parent-style-name="Normal" style:family="paragraph">
      <style:paragraph-properties style:writing-mode="rl-tb" fo:line-height="300%"/>
    </style:style>
    <style:style style:name="T178" style:parent-style-name="Standardstycketeckensnitt" style:family="text">
      <style:text-properties fo:font-size="22pt" style:font-size-asian="22pt" style:font-size-complex="22pt" fo:language="sv" fo:country="SE" style:language-complex="fa" style:country-complex="IR"/>
    </style:style>
    <style:style style:name="P179" style:parent-style-name="Normal" style:family="paragraph">
      <style:paragraph-properties style:writing-mode="rl-tb" fo:line-height="300%"/>
    </style:style>
    <style:style style:name="T180" style:parent-style-name="Standardstycketeckensnitt" style:family="text">
      <style:text-properties fo:font-size="22pt" style:font-size-asian="22pt" style:font-size-complex="22pt" fo:language="sv" fo:country="SE" style:language-complex="fa" style:country-complex="IR"/>
    </style:style>
    <style:style style:name="P181" style:parent-style-name="Normal" style:family="paragraph">
      <style:paragraph-properties style:writing-mode="rl-tb" fo:line-height="300%"/>
    </style:style>
    <style:style style:name="T182" style:parent-style-name="Standardstycketeckensnitt" style:family="text">
      <style:text-properties fo:font-size="22pt" style:font-size-asian="22pt" style:font-size-complex="22pt" fo:language="sv" fo:country="SE" style:language-complex="fa" style:country-complex="IR"/>
    </style:style>
    <style:style style:name="P183" style:parent-style-name="Normal" style:family="paragraph">
      <style:paragraph-properties style:writing-mode="rl-tb" fo:line-height="300%"/>
    </style:style>
    <style:style style:name="T184" style:parent-style-name="Standardstycketeckensnitt" style:family="text">
      <style:text-properties fo:font-size="22pt" style:font-size-asian="22pt" style:font-size-complex="22pt" fo:language="sv" fo:country="SE" style:language-complex="fa" style:country-complex="IR"/>
    </style:style>
    <style:style style:name="P185" style:parent-style-name="Normal" style:family="paragraph">
      <style:paragraph-properties style:writing-mode="rl-tb" fo:line-height="300%"/>
    </style:style>
    <style:style style:name="T186" style:parent-style-name="Standardstycketeckensnitt" style:family="text">
      <style:text-properties fo:font-size="22pt" style:font-size-asian="22pt" style:font-size-complex="22pt" fo:language="sv" fo:country="SE" style:language-complex="fa" style:country-complex="IR"/>
    </style:style>
    <style:style style:name="P187" style:parent-style-name="Normal" style:family="paragraph">
      <style:paragraph-properties style:writing-mode="rl-tb" fo:line-height="300%"/>
    </style:style>
    <style:style style:name="T188" style:parent-style-name="Standardstycketeckensnitt" style:family="text">
      <style:text-properties fo:font-size="22pt" style:font-size-asian="22pt" style:font-size-complex="22pt" fo:language="sv" fo:country="SE" style:language-complex="fa" style:country-complex="IR"/>
    </style:style>
    <style:style style:name="P189" style:parent-style-name="Normal" style:family="paragraph">
      <style:paragraph-properties style:writing-mode="rl-tb" fo:line-height="300%"/>
    </style:style>
    <style:style style:name="T190" style:parent-style-name="Standardstycketeckensnitt" style:family="text">
      <style:text-properties fo:font-size="22pt" style:font-size-asian="22pt" style:font-size-complex="22pt" fo:language="sv" fo:country="SE" style:language-complex="fa" style:country-complex="IR"/>
    </style:style>
    <style:style style:name="T191" style:parent-style-name="Standardstycketeckensnitt" style:family="text">
      <style:text-properties fo:font-size="22pt" style:font-size-asian="22pt" style:font-size-complex="22pt" fo:language="sv" fo:country="SE" style:language-complex="fa" style:country-complex="IR"/>
    </style:style>
    <style:style style:name="P192" style:parent-style-name="Normal" style:family="paragraph">
      <style:paragraph-properties style:writing-mode="rl-tb" fo:line-height="300%"/>
    </style:style>
    <style:style style:name="T193" style:parent-style-name="Standardstycketeckensnitt" style:family="text">
      <style:text-properties fo:font-size="22pt" style:font-size-asian="22pt" style:font-size-complex="22pt" fo:language="sv" fo:country="SE" style:language-complex="fa" style:country-complex="IR"/>
    </style:style>
    <style:style style:name="P194" style:parent-style-name="Normal" style:family="paragraph">
      <style:paragraph-properties style:writing-mode="rl-tb" fo:line-height="300%"/>
      <style:text-properties fo:font-size="22pt" style:font-size-asian="22pt" style:font-size-complex="22pt" style:language-complex="fa" style:country-complex="IR"/>
    </style:style>
    <style:style style:name="P195" style:parent-style-name="Normal" style:family="paragraph">
      <style:paragraph-properties style:writing-mode="rl-tb" fo:line-height="300%"/>
    </style:style>
    <style:style style:name="T196" style:parent-style-name="Standardstycketeckensnitt" style:family="text">
      <style:text-properties fo:font-weight="bold" style:font-weight-asian="bold" style:font-weight-complex="bold" fo:font-size="22pt" style:font-size-asian="22pt" style:font-size-complex="22pt" fo:language="sv" fo:country="SE" style:language-complex="fa" style:country-complex="IR"/>
    </style:style>
    <style:style style:name="P197" style:parent-style-name="Normal" style:family="paragraph">
      <style:paragraph-properties style:writing-mode="rl-tb" fo:line-height="300%"/>
    </style:style>
    <style:style style:name="T198" style:parent-style-name="Standardstycketeckensnitt" style:family="text">
      <style:text-properties fo:font-size="22pt" style:font-size-asian="22pt" style:font-size-complex="22pt" fo:language="sv" fo:country="SE" style:language-complex="fa" style:country-complex="IR"/>
    </style:style>
    <style:style style:name="P199" style:parent-style-name="Normal" style:family="paragraph">
      <style:paragraph-properties style:writing-mode="rl-tb" fo:line-height="300%"/>
    </style:style>
    <style:style style:name="T200" style:parent-style-name="Standardstycketeckensnitt" style:family="text">
      <style:text-properties fo:font-size="22pt" style:font-size-asian="22pt" style:font-size-complex="22pt" fo:language="sv" fo:country="SE" style:language-complex="fa" style:country-complex="IR"/>
    </style:style>
    <style:style style:name="P201" style:parent-style-name="Normal" style:family="paragraph">
      <style:paragraph-properties style:writing-mode="rl-tb" fo:line-height="300%"/>
    </style:style>
    <style:style style:name="T202" style:parent-style-name="Standardstycketeckensnitt" style:family="text">
      <style:text-properties fo:font-size="22pt" style:font-size-asian="22pt" style:font-size-complex="22pt" fo:language="sv" fo:country="SE" style:language-complex="fa" style:country-complex="IR"/>
    </style:style>
    <style:style style:name="T203" style:parent-style-name="Standardstycketeckensnitt" style:family="text">
      <style:text-properties fo:font-size="22pt" style:font-size-asian="22pt" style:font-size-complex="22pt" fo:language="sv" fo:country="SE" style:language-complex="fa" style:country-complex="IR"/>
    </style:style>
    <style:style style:name="P204" style:parent-style-name="Normal" style:family="paragraph">
      <style:paragraph-properties style:writing-mode="rl-tb" fo:line-height="300%"/>
    </style:style>
    <style:style style:name="T205" style:parent-style-name="Standardstycketeckensnitt" style:family="text">
      <style:text-properties fo:font-size="22pt" style:font-size-asian="22pt" style:font-size-complex="22pt" fo:language="sv" fo:country="SE" style:language-complex="fa" style:country-complex="IR"/>
    </style:style>
    <style:style style:name="P206" style:parent-style-name="Normal" style:family="paragraph">
      <style:paragraph-properties style:writing-mode="rl-tb" fo:line-height="300%"/>
    </style:style>
    <style:style style:name="T207" style:parent-style-name="Standardstycketeckensnitt" style:family="text">
      <style:text-properties fo:font-size="22pt" style:font-size-asian="22pt" style:font-size-complex="22pt" fo:language="sv" fo:country="SE" style:language-complex="fa" style:country-complex="IR"/>
    </style:style>
    <style:style style:name="P208" style:parent-style-name="Normal" style:family="paragraph">
      <style:paragraph-properties style:writing-mode="rl-tb" fo:line-height="300%"/>
    </style:style>
    <style:style style:name="T209" style:parent-style-name="Standardstycketeckensnitt" style:family="text">
      <style:text-properties fo:font-size="22pt" style:font-size-asian="22pt" style:font-size-complex="22pt" fo:language="sv" fo:country="SE" style:language-complex="fa" style:country-complex="IR"/>
    </style:style>
    <style:style style:name="P210" style:parent-style-name="Normal" style:family="paragraph">
      <style:paragraph-properties style:writing-mode="rl-tb" fo:line-height="300%"/>
    </style:style>
    <style:style style:name="T211" style:parent-style-name="Standardstycketeckensnitt" style:family="text">
      <style:text-properties fo:font-size="22pt" style:font-size-asian="22pt" style:font-size-complex="22pt" fo:language="sv" fo:country="SE" style:language-complex="fa" style:country-complex="IR"/>
    </style:style>
    <style:style style:name="P212" style:parent-style-name="Normal" style:family="paragraph">
      <style:paragraph-properties style:writing-mode="rl-tb" fo:line-height="300%"/>
      <style:text-properties fo:font-size="22pt" style:font-size-asian="22pt" style:font-size-complex="22pt" style:language-complex="fa" style:country-complex="IR"/>
    </style:style>
    <style:style style:name="P213"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214" style:parent-style-name="Normal" style:family="paragraph">
      <style:paragraph-properties style:writing-mode="rl-tb" fo:line-height="300%"/>
    </style:style>
    <style:style style:name="T215" style:parent-style-name="Standardstycketeckensnitt" style:family="text">
      <style:text-properties fo:font-weight="bold" style:font-weight-asian="bold" style:font-weight-complex="bold" fo:font-size="22pt" style:font-size-asian="22pt" style:font-size-complex="22pt" fo:language="sv" fo:country="SE" style:language-complex="fa" style:country-complex="IR"/>
    </style:style>
    <style:style style:name="P216" style:parent-style-name="Liststycke" style:list-style-name="LFO4" style:family="paragraph">
      <style:paragraph-properties style:writing-mode="rl-tb" fo:line-height="300%"/>
    </style:style>
    <style:style style:name="T217" style:parent-style-name="Standardstycketeckensnitt" style:family="text">
      <style:text-properties fo:font-size="22pt" style:font-size-asian="22pt" style:font-size-complex="22pt" fo:language="sv" fo:country="SE" style:language-complex="fa" style:country-complex="IR"/>
    </style:style>
    <style:style style:name="T218" style:parent-style-name="Standardstycketeckensnitt" style:family="text">
      <style:text-properties fo:font-size="22pt" style:font-size-asian="22pt" style:font-size-complex="22pt" fo:language="sv" fo:country="SE" style:language-complex="fa" style:country-complex="IR"/>
    </style:style>
    <style:style style:name="P219" style:parent-style-name="Liststycke" style:list-style-name="LFO4" style:family="paragraph">
      <style:paragraph-properties style:writing-mode="rl-tb" fo:line-height="300%"/>
    </style:style>
    <style:style style:name="T220" style:parent-style-name="Standardstycketeckensnitt" style:family="text">
      <style:text-properties fo:font-size="22pt" style:font-size-asian="22pt" style:font-size-complex="22pt" fo:language="sv" fo:country="SE" style:language-complex="fa" style:country-complex="IR"/>
    </style:style>
    <style:style style:name="T221" style:parent-style-name="Standardstycketeckensnitt" style:family="text">
      <style:text-properties fo:font-size="22pt" style:font-size-asian="22pt" style:font-size-complex="22pt" style:language-complex="fa" style:country-complex="IR"/>
    </style:style>
    <style:style style:name="P222" style:parent-style-name="Normal" style:family="paragraph">
      <style:paragraph-properties style:writing-mode="rl-tb" fo:line-height="300%"/>
    </style:style>
    <style:style style:name="T223" style:parent-style-name="Standardstycketeckensnitt" style:family="text">
      <style:text-properties fo:font-size="22pt" style:font-size-asian="22pt" style:font-size-complex="22pt" fo:language="sv" fo:country="SE" style:language-complex="fa" style:country-complex="IR"/>
    </style:style>
    <style:style style:name="T224" style:parent-style-name="Standardstycketeckensnitt" style:family="text">
      <style:text-properties fo:font-size="22pt" style:font-size-asian="22pt" style:font-size-complex="22pt" style:language-complex="fa" style:country-complex="IR"/>
    </style:style>
    <style:style style:name="T225" style:parent-style-name="Standardstycketeckensnitt" style:family="text">
      <style:text-properties fo:font-size="22pt" style:font-size-asian="22pt" style:font-size-complex="22pt" style:language-complex="fa" style:country-complex="IR"/>
    </style:style>
    <style:style style:name="T226" style:parent-style-name="Standardstycketeckensnitt" style:family="text">
      <style:text-properties fo:color="#FF0000" fo:font-size="22pt" style:font-size-asian="22pt" style:font-size-complex="22pt" style:language-complex="fa" style:country-complex="IR"/>
    </style:style>
    <style:style style:name="T227" style:parent-style-name="Standardstycketeckensnitt" style:family="text">
      <style:text-properties fo:font-size="22pt" style:font-size-asian="22pt" style:font-size-complex="22pt" style:language-complex="fa" style:country-complex="IR"/>
    </style:style>
    <style:style style:name="T228" style:parent-style-name="Standardstycketeckensnitt" style:family="text">
      <style:text-properties fo:font-size="22pt" style:font-size-asian="22pt" style:font-size-complex="22pt" style:language-complex="fa" style:country-complex="IR"/>
    </style:style>
    <style:style style:name="P229" style:parent-style-name="Liststycke" style:list-style-name="LFO4" style:family="paragraph">
      <style:paragraph-properties style:writing-mode="rl-tb" fo:line-height="300%"/>
    </style:style>
    <style:style style:name="T230" style:parent-style-name="Standardstycketeckensnitt" style:family="text">
      <style:text-properties fo:font-size="22pt" style:font-size-asian="22pt" style:font-size-complex="22pt" style:language-complex="fa" style:country-complex="IR"/>
    </style:style>
    <style:style style:name="T231" style:parent-style-name="Standardstycketeckensnitt" style:family="text">
      <style:text-properties fo:font-size="22pt" style:font-size-asian="22pt" style:font-size-complex="22pt" fo:language="sv" fo:country="SE" style:language-complex="fa" style:country-complex="IR"/>
    </style:style>
    <style:style style:name="T232" style:parent-style-name="Standardstycketeckensnitt" style:family="text">
      <style:text-properties fo:font-size="22pt" style:font-size-asian="22pt" style:font-size-complex="22pt" fo:language="sv" fo:country="SE" style:language-complex="fa" style:country-complex="IR"/>
    </style:style>
    <style:style style:name="T233" style:parent-style-name="Standardstycketeckensnitt" style:family="text">
      <style:text-properties fo:font-size="22pt" style:font-size-asian="22pt" style:font-size-complex="22pt" style:language-complex="fa" style:country-complex="IR"/>
    </style:style>
    <style:style style:name="T234" style:parent-style-name="Standardstycketeckensnitt" style:family="text">
      <style:text-properties fo:font-size="22pt" style:font-size-asian="22pt" style:font-size-complex="22pt" fo:language="sv" fo:country="SE" style:language-complex="fa" style:country-complex="IR"/>
    </style:style>
    <style:style style:name="P235" style:parent-style-name="Normal" style:family="paragraph">
      <style:paragraph-properties style:writing-mode="rl-tb" fo:line-height="300%"/>
    </style:style>
    <style:style style:name="T236" style:parent-style-name="Standardstycketeckensnitt" style:family="text">
      <style:text-properties fo:font-size="22pt" style:font-size-asian="22pt" style:font-size-complex="22pt" fo:language="sv" fo:country="SE" style:language-complex="fa" style:country-complex="IR"/>
    </style:style>
    <style:style style:name="T237" style:parent-style-name="Standardstycketeckensnitt" style:family="text">
      <style:text-properties fo:color="#FF0000" fo:font-size="22pt" style:font-size-asian="22pt" style:font-size-complex="22pt" fo:language="sv" fo:country="SE" style:language-complex="fa" style:country-complex="IR"/>
    </style:style>
    <style:style style:name="T238" style:parent-style-name="Standardstycketeckensnitt" style:family="text">
      <style:text-properties fo:font-size="22pt" style:font-size-asian="22pt" style:font-size-complex="22pt" fo:language="sv" fo:country="SE" style:language-complex="fa" style:country-complex="IR"/>
    </style:style>
    <style:style style:name="T239" style:parent-style-name="Standardstycketeckensnitt" style:family="text">
      <style:text-properties fo:font-size="22pt" style:font-size-asian="22pt" style:font-size-complex="22pt" fo:language="sv" fo:country="SE" style:language-complex="fa" style:country-complex="IR"/>
    </style:style>
    <style:style style:name="P240" style:parent-style-name="Liststycke" style:list-style-name="LFO4" style:family="paragraph">
      <style:paragraph-properties style:writing-mode="rl-tb" fo:line-height="300%"/>
    </style:style>
    <style:style style:name="T241" style:parent-style-name="Standardstycketeckensnitt" style:family="text">
      <style:text-properties fo:font-size="22pt" style:font-size-asian="22pt" style:font-size-complex="22pt" fo:language="sv" fo:country="SE" style:language-complex="fa" style:country-complex="IR"/>
    </style:style>
    <style:style style:name="T242" style:parent-style-name="Standardstycketeckensnitt" style:family="text">
      <style:text-properties fo:font-size="22pt" style:font-size-asian="22pt" style:font-size-complex="22pt" style:language-complex="fa" style:country-complex="IR"/>
    </style:style>
    <style:style style:name="T243" style:parent-style-name="Standardstycketeckensnitt" style:family="text">
      <style:text-properties fo:font-size="22pt" style:font-size-asian="22pt" style:font-size-complex="22pt" style:language-complex="fa" style:country-complex="IR"/>
    </style:style>
    <style:style style:name="P244" style:parent-style-name="Liststycke" style:list-style-name="LFO4" style:family="paragraph">
      <style:paragraph-properties style:writing-mode="rl-tb" fo:line-height="300%"/>
    </style:style>
    <style:style style:name="T245" style:parent-style-name="Standardstycketeckensnitt" style:family="text">
      <style:text-properties fo:font-size="22pt" style:font-size-asian="22pt" style:font-size-complex="22pt" style:language-complex="fa" style:country-complex="IR"/>
    </style:style>
    <style:style style:name="T246" style:parent-style-name="Standardstycketeckensnitt" style:family="text">
      <style:text-properties fo:font-size="22pt" style:font-size-asian="22pt" style:font-size-complex="22pt" style:language-complex="fa" style:country-complex="IR"/>
    </style:style>
    <style:style style:name="P247" style:parent-style-name="Normal" style:family="paragraph">
      <style:paragraph-properties style:writing-mode="rl-tb" fo:line-height="300%"/>
    </style:style>
    <style:style style:name="T248" style:parent-style-name="Standardstycketeckensnitt" style:family="text">
      <style:text-properties fo:font-size="22pt" style:font-size-asian="22pt" style:font-size-complex="22pt" style:language-complex="fa" style:country-complex="IR"/>
    </style:style>
    <style:style style:name="P249" style:parent-style-name="Normal" style:family="paragraph">
      <style:paragraph-properties style:writing-mode="rl-tb" fo:line-height="300%"/>
    </style:style>
    <style:style style:name="T250" style:parent-style-name="Standardstycketeckensnitt" style:family="text">
      <style:text-properties fo:font-size="22pt" style:font-size-asian="22pt" style:font-size-complex="22pt" style:language-complex="fa" style:country-complex="IR"/>
    </style:style>
    <style:style style:name="T251" style:parent-style-name="Standardstycketeckensnitt" style:family="text">
      <style:text-properties fo:font-size="22pt" style:font-size-asian="22pt" style:font-size-complex="22pt" style:language-complex="fa" style:country-complex="IR"/>
    </style:style>
    <style:style style:name="P252" style:parent-style-name="Liststycke" style:list-style-name="LFO4" style:family="paragraph">
      <style:paragraph-properties style:writing-mode="rl-tb" fo:line-height="300%"/>
    </style:style>
    <style:style style:name="T253" style:parent-style-name="Standardstycketeckensnitt" style:family="text">
      <style:text-properties fo:font-size="22pt" style:font-size-asian="22pt" style:font-size-complex="22pt" style:language-complex="fa" style:country-complex="IR"/>
    </style:style>
    <style:style style:name="P254" style:parent-style-name="Liststycke" style:list-style-name="LFO4" style:family="paragraph">
      <style:paragraph-properties style:writing-mode="rl-tb" fo:line-height="300%"/>
    </style:style>
    <style:style style:name="T255" style:parent-style-name="Standardstycketeckensnitt" style:family="text">
      <style:text-properties fo:font-size="22pt" style:font-size-asian="22pt" style:font-size-complex="22pt" style:language-complex="fa" style:country-complex="IR"/>
    </style:style>
    <style:style style:name="P256" style:parent-style-name="Liststycke" style:list-style-name="LFO4" style:family="paragraph">
      <style:paragraph-properties style:writing-mode="rl-tb" fo:line-height="300%"/>
    </style:style>
    <style:style style:name="T257" style:parent-style-name="Standardstycketeckensnitt" style:family="text">
      <style:text-properties fo:font-size="22pt" style:font-size-asian="22pt" style:font-size-complex="22pt" style:language-complex="fa" style:country-complex="IR"/>
    </style:style>
    <style:style style:name="T258" style:parent-style-name="Standardstycketeckensnitt" style:family="text">
      <style:text-properties fo:font-size="22pt" style:font-size-asian="22pt" style:font-size-complex="22pt" style:language-complex="fa" style:country-complex="IR"/>
    </style:style>
    <style:style style:name="P259"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260" style:parent-style-name="Normal" style:family="paragraph">
      <style:paragraph-properties style:writing-mode="rl-tb" fo:line-height="300%"/>
    </style:style>
    <style:style style:name="T261" style:parent-style-name="Standardstycketeckensnitt" style:family="text">
      <style:text-properties fo:font-size="22pt" style:font-size-asian="22pt" style:font-size-complex="22pt" fo:language="sv" fo:country="SE" style:language-complex="fa" style:country-complex="IR"/>
    </style:style>
    <style:style style:name="P262" style:parent-style-name="Liststycke" style:list-style-name="LFO5" style:family="paragraph">
      <style:paragraph-properties style:writing-mode="rl-tb" fo:line-height="300%"/>
    </style:style>
    <style:style style:name="T263" style:parent-style-name="Standardstycketeckensnitt" style:family="text">
      <style:text-properties fo:font-size="22pt" style:font-size-asian="22pt" style:font-size-complex="22pt" fo:language="sv" fo:country="SE" style:language-complex="fa" style:country-complex="IR"/>
    </style:style>
    <style:style style:name="P264" style:parent-style-name="Liststycke" style:list-style-name="LFO5" style:family="paragraph">
      <style:paragraph-properties style:writing-mode="rl-tb" fo:line-height="300%"/>
    </style:style>
    <style:style style:name="T265" style:parent-style-name="Standardstycketeckensnitt" style:family="text">
      <style:text-properties fo:font-size="22pt" style:font-size-asian="22pt" style:font-size-complex="22pt" fo:language="sv" fo:country="SE" style:language-complex="fa" style:country-complex="IR"/>
    </style:style>
    <style:style style:name="T266" style:parent-style-name="Standardstycketeckensnitt" style:family="text">
      <style:text-properties fo:font-size="22pt" style:font-size-asian="22pt" style:font-size-complex="22pt" fo:language="sv" fo:country="SE" style:language-complex="fa" style:country-complex="IR"/>
    </style:style>
    <style:style style:name="P267" style:parent-style-name="Liststycke" style:list-style-name="LFO5" style:family="paragraph">
      <style:paragraph-properties style:writing-mode="rl-tb" fo:line-height="300%"/>
    </style:style>
    <style:style style:name="T268" style:parent-style-name="Standardstycketeckensnitt" style:family="text">
      <style:text-properties fo:font-size="22pt" style:font-size-asian="22pt" style:font-size-complex="22pt" fo:language="sv" fo:country="SE" style:language-complex="fa" style:country-complex="IR"/>
    </style:style>
    <style:style style:name="P269" style:parent-style-name="Liststycke" style:list-style-name="LFO5" style:family="paragraph">
      <style:paragraph-properties style:writing-mode="rl-tb" fo:line-height="300%"/>
    </style:style>
    <style:style style:name="T270" style:parent-style-name="Standardstycketeckensnitt" style:family="text">
      <style:text-properties fo:font-size="22pt" style:font-size-asian="22pt" style:font-size-complex="22pt" fo:language="sv" fo:country="SE" style:language-complex="fa" style:country-complex="IR"/>
    </style:style>
    <style:style style:name="P271" style:parent-style-name="Liststycke" style:list-style-name="LFO5" style:family="paragraph">
      <style:paragraph-properties style:writing-mode="rl-tb" fo:line-height="300%"/>
    </style:style>
    <style:style style:name="T272" style:parent-style-name="Standardstycketeckensnitt" style:family="text">
      <style:text-properties fo:font-size="22pt" style:font-size-asian="22pt" style:font-size-complex="22pt" fo:language="sv" fo:country="SE" style:language-complex="fa" style:country-complex="IR"/>
    </style:style>
    <style:style style:name="T273" style:parent-style-name="Standardstycketeckensnitt" style:family="text">
      <style:text-properties fo:font-size="22pt" style:font-size-asian="22pt" style:font-size-complex="22pt" fo:language="sv" fo:country="SE" style:language-complex="fa" style:country-complex="IR"/>
    </style:style>
    <style:style style:name="P274" style:parent-style-name="Normal" style:family="paragraph">
      <style:paragraph-properties style:writing-mode="rl-tb" fo:line-height="300%"/>
      <style:text-properties fo:font-size="22pt" style:font-size-asian="22pt" style:font-size-complex="22pt" style:language-complex="fa" style:country-complex="IR"/>
    </style:style>
    <style:style style:name="P275" style:parent-style-name="Normal" style:family="paragraph">
      <style:paragraph-properties style:writing-mode="rl-tb" fo:line-height="300%"/>
      <style:text-properties fo:font-size="22pt" style:font-size-asian="22pt" style:font-size-complex="22pt" style:language-complex="fa" style:country-complex="IR"/>
    </style:style>
    <style:style style:name="P276" style:parent-style-name="Normal" style:family="paragraph">
      <style:paragraph-properties style:writing-mode="rl-tb" fo:line-height="300%"/>
      <style:text-properties fo:font-size="22pt" style:font-size-asian="22pt" style:font-size-complex="22pt" fo:language="sv" fo:country="SE"/>
    </style:style>
    <style:style style:name="P277" style:parent-style-name="Normal" style:family="paragraph">
      <style:paragraph-properties style:writing-mode="rl-tb" fo:line-height="300%"/>
      <style:text-properties fo:font-size="22pt" style:font-size-asian="22pt" style:font-size-complex="22pt" fo:language="sv" fo:country="SE" style:language-complex="fa" style:country-complex="IR"/>
    </style:style>
  </office:automatic-styles>
  <office:body>
    <office:text text:use-soft-page-breaks="true">
      <text:p text:style-name="P1"/>
      <text:p text:style-name="P2">ETIK<text:s/></text:p>
      <text:p text:style-name="P3"><text:span text:style-name="T4">علم اخلاق</text:span></text:p>
      <text:p text:style-name="P5"><text:span text:style-name="T6">جعبه ابزار علم اخلاق</text:span></text:p>
      <text:p text:style-name="P7"><text:span text:style-name="T8">علم اخلاق در مورد درست و اشتباه بودن هست درست مثل اخلاق. با وجود این تفاوت کوچکی بین کلمه علم اخلاق و اخلاق وجود دارد.<text:s/></text:span></text:p>
      <text:list text:style-name="LFO1" text:continue-numbering="true">
        <text:list-item>
          <text:p text:style-name="P9"><text:span text:style-name="T10">علم اخلاق بیشتر در مورد<text:s/></text:span><text:span text:style-name="T11">این است که انسان درباره اینکه چیزی درست است یا اشتباه چگونه بحث میکند و فکر میکند.</text:span></text:p>
        </text:list-item>
        <text:list-item>
          <text:p text:style-name="P12"><text:span text:style-name="T13">اخلاق چیزی است که شخص در عمل باید انجام دهد و نباید انجام دهد.</text:span></text:p>
        </text:list-item>
      </text:list>
      <text:p text:style-name="P14"><text:span text:style-name="T15">اینجا بیشتر در مورد این بحث میشود که چگونه میشود در مورد درست یا غلط بودن چیزی بحث کرد و فکر کرد، بعبارت دیگر<text:s/></text:span><text:span text:style-name="T16">علم اخلاق.</text:span></text:p>
      <text:p text:style-name="P17"/>
      <text:p text:style-name="P18"><text:span text:style-name="T19">هیچ چیزی بطور مطلق درست یا غلط نیست</text:span></text:p>
      <text:p text:style-name="P20"><text:span text:style-name="T21">احساس ما در مورد چیزی که خیلی گرم است به ما هشدار میدهد. خیلی سریع تر از اینکه بخواهیم فکر کنیم که باید دست خود را از روی سطح داغ کنار بکشیم. این یک عکس العملی است که ما نیاز نداریم با فکر کردن و انتخاب کردن<text:s/></text:span><text:span text:style-name="T22">آن را کنترل کنیم.<text:s/></text:span><text:span text:style-name="T23">به این ترتیب اغلب اینطور نیست که<text:s/></text:span><text:span text:style-name="T24">چیزی بطور مطلق درست یا غلط است. ما می بایست<text:s/></text:span><text:span text:style-name="T25">(برای فهمیدن آن)<text:s/></text:span><text:span text:style-name="T26">فکر کنیم. برای اینکه بتوانیم یک رفتار را از نقطه نظر اخلاقی ارزیابی کنیم، به ابزارهایی نیاز داریم که به ما کمک کنند تا آن رفتار را بصورتهای مختل</text:span><text:span text:style-name="T27">ف ببینیم.<text:s/></text:span></text:p>
      <text:p text:style-name="P28"><text:span text:style-name="T29">تنها انسانها توان فکر کردن در مورد اخلاق را دارند. در اغلب موارد کمبود منابع هست که باعث نیاز به اخلاق میگردد. اگر (فراوانی )منابع طوری باشه که هر کس هر چقدر که میخواهد دریافت کند دیگر به علم اخلاق نیازی نیست. طی تمام دورانی که انسان روی زمین بو</text:span><text:span text:style-name="T30">ده بزرگترین مسئله این بوده که کمبود منابع را چگونه مدیریت کند. مثلا اگر غذا برای سیر شدن همه کافی نیست در اینصورت چه باید بکنیم؟ یا اگر روش زندگی سوئدی برای همه مردم جهان قابل تحمل نباشد در اینصورت چه باید بکنیم؟</text:span></text:p>
      <text:p text:style-name="P31">S 189</text:p>
      <text:p text:style-name="P32"><text:span text:style-name="T33">قوانین – معیار اخلاق</text:span></text:p>
      <text:p text:style-name="P34"><text:span text:style-name="T35">یک نظر متداول ای</text:span><text:span text:style-name="T36">ن هست که اگر فقط چند قانون را که بصورتهای مختلف بیان میشود را دنبال کنیم میشود مطمئن شد که رفتاری درست هست: هیچ کس نباید انسان دیگری را بکشد، باید به کسانی که ضعیف هستند کمک کنیم، نباید از دیگران دزدی کنیم، نباید دروغ بگوییم و غیره. <text:s/></text:span></text:p>
      <text:p text:style-name="P37"><text:span text:style-name="T38">متداول ترین قانون اخل</text:span><text:span text:style-name="T39">اق بر این تاکید میکند که ما انسانها به هم وابسته هستیم: هر آنچه که میخواهیم دیگران در مقابل ما انجام دهند یا انجام ندهند همان را برای آنها انجام دهیم یا انجام ندهیم (</text:span><text:span text:style-name="T40">هر آنچه برای خود میخواهی برای دیگران نیز بخواه</text:span><text:span text:style-name="T41">).</text:span></text:p>
      <text:p text:style-name="P42"><text:span text:style-name="T43">قانون اخلاق بر پایه این نظر بوجود آمده که</text:span><text:span text:style-name="T44"><text:s/>برخی رفتارها اشتباه و برخی درست هستند، حداقل خیلی از رفتارها اینگونه هستند. اما اگر کسی فقط به معیار خودش از اخلاق تکیه کند دو مشکل بوجود می آید.</text:span></text:p>
      <text:list text:style-name="LFO2" text:continue-numbering="true">
        <text:list-item>
          <text:p text:style-name="P45"><text:span text:style-name="T46">چه قانونهایی بسیار مهم هستند که همواره باید رعایت گردند؟ مثلا یک قانون معمولی اخلاق می گوید که داشتن رابطه<text:s/></text:span><text:span text:style-name="T47">جنسی خارج از ازدواج اشتباه هست. آیا این قانون مهم است؟</text:span></text:p>
        </text:list-item>
        <text:list-item>
          <text:p text:style-name="P48"><text:span text:style-name="T49">آیا مواقعی این امکان هست که بشود قانون های مهم را نقض کرد، مثل قانون نگفتن دروغ ؟</text:span></text:p>
        </text:list-item>
      </text:list>
      <text:p text:style-name="P50"><text:span text:style-name="T51">برای انجام ارزیابی های اخلاقی تنها معیار کافی نیست.</text:span></text:p>
      <text:p text:style-name="P52"><text:span text:style-name="T53">هدف- دوربین علم اخلاق</text:span></text:p>
      <text:p text:style-name="P54"><text:span text:style-name="T55">با دوربین علم اخلاق ما میتوانیم یک هدف را در<text:s/></text:span><text:span text:style-name="T56">دور دست ببینیم، چیزی که ما میخواهیم به آن برسیم. کسی که میخواهد به یک هدف معین برسد و یک نتیجه مشخص بدست آورد باید به راههای مختلف رسیدن به هدف بیاندیشد. به اینکه چه چیزهایی برای رسیدن به هدف ارزش قربانی کردن را دارند؟</text:span></text:p>
      <text:p text:style-name="P57"><text:span text:style-name="T58">ما میتوانیم موقعیتهای زیادی را در نظر</text:span><text:span text:style-name="T59"><text:s/>بگیریم که برای رسیدن به هدفها و نتیجه های مهمتر میپنداریم که نقض قوانین معیار علم اخلاق درست است. خیلی ها اینطور فکر میکنند که دروغ گفتن به کسی که میخواهد به شخص دیگری آسیب بزند بمنظور فریب دادن او کار درستی است. <text:s/>این هدف که نگذاریم کسی آسیب ببیند میشود م</text:span><text:span text:style-name="T60">همتر از قانون دروغ نگفتن.</text:span></text:p>
      <text:p text:style-name="P61"><text:span text:style-name="T62">کسی که دفاع نظامی را <text:s/>کار خوب تلقی میکند <text:s/>اغلب بر این عقیده است که کشتن انسانهای دیگر اشتباه است.<text:s/></text:span></text:p>
      <text:p text:style-name="P63"/>
      <text:p text:style-name="P64">S 190</text:p>
      <text:p text:style-name="P65"><text:span text:style-name="T66">با این وجود همین شخص برای رسیدن به یک هدف مهمتر، در موقعیتهایی میتواند به کشتن انسانهای دیگر اعتقاد داشته باشد، مثلا محافظت<text:s/></text:span><text:span text:style-name="T67">از شهروندان و حفاظت از آزادی سرزمین خود.<text:s/></text:span></text:p>
      <text:p text:style-name="P68"><text:span text:style-name="T69">ما نمیتوانیم همه موقعیتها را پیش بینی کنیم. به همین خاطر تنها قوانین معیار کافی نیست. همچنین ما می بایست چشم انداز درستی از هدف داشته باشیم. اگر یک سری رفتارها به نتیجه های خوب منجر شود، بله در اینصورت واقعا وجود ق</text:span><text:span text:style-name="T70">وانین معیار کافی است حتی اگر ما این قوانین را نقض کنیم.</text:span></text:p>
      <text:list text:style-name="LFO3" text:continue-numbering="true">
        <text:list-item>
          <text:p text:style-name="P71"><text:span text:style-name="T72">اما نتایج خوب کدام هستند؟ چه کسی در این مورد تصمیم میگیرد.</text:span></text:p>
        </text:list-item>
        <text:list-item>
          <text:p text:style-name="P73"><text:span text:style-name="T74">چگونه ما میتوانیم مطمئن باشیم که یک رفتار خاص منجر به نتیجه مورد نظر خواهد شد؟ آیا میشود ثابت کرد که <text:s/>دفاع نظامی منجر به یک دنیای صلح آمیزتر<text:s/></text:span><text:span text:style-name="T75">میشود؟</text:span></text:p>
        </text:list-item>
      </text:list>
      <text:p text:style-name="P76"/>
      <text:p text:style-name="P77"><text:span text:style-name="T78">اراده - پروانه اخلاق</text:span><text:span text:style-name="T79"><text:line-break/></text:span><text:span text:style-name="T80">یک اقدام می تواند به پیامدهای ناخواسته منجر شود. با این وجود، بعدا می توانیم ببینیم که<text:s/></text:span><text:span text:style-name="T81">این کار<text:s/></text:span><text:span text:style-name="T82">درست بوده است</text:span><text:span text:style-name="T83">.<text:s/></text:span><text:span text:style-name="T84">شخصی که این کار را انجام داده واقعا انگیزه درونی داشته است، یک خواسته که به سمت نتیجه خوب هدایت شده است. حتی اگر هدف<text:s/></text:span><text:span text:style-name="T85">مورد نظر بدست نیاید و قوانین زیادی نقض گردند این اراده خوب بود که بمانند یک پروانه موتور یک قایق رفتار را به جلو می برد.<text:s/></text:span></text:p>
      <text:p text:style-name="P86"><text:span text:style-name="T87">میتوانیم کشوری را در نظر بگیریم که توسط یک دیکتاتور وحشتناک اداره میشود.<text:s/></text:span><text:span text:style-name="T88">عده ای در این کشور شورش میکنند تا بتوانند آینده بهتری را برای</text:span><text:span text:style-name="T89"><text:s/>مردم بوجود آورند. آنها در جنبش مقاومت خود برای رسیدن به هدفشان انسانهای دیگر را می کشند و دروغ میگویند. اما آنها شکست میخورند، جنبش مقاومت در هم شکسته میشود و در عوض فشار به مردمی که در کشور زندگی میکنند بیشتر میشود. شورشیان قوانین مهم اخلاقی را نقض کرده<text:s/></text:span><text:span text:style-name="T90">و همینطور به اهدافشان نرسیده اند.<text:s/></text:span><text:span text:style-name="T91">**</text:span><text:span text:style-name="T92">هرچند میتوانیم ببینیم که آنها کار درست انجام داده اند بنابراین ما فکر میکنیم که آنها یک اراده خوب داشته اند برای رفتارشان متفاوت از رفتار دیکتاتور.<text:s/></text:span></text:p>
      <text:p text:style-name="P93"><text:span text:style-name="T94"><text:s/></text:span><text:span text:style-name="T95">یک زن را در نظر بگیریم که در روز تولدش جواهر زیبایی از شوهرش هدیه گرفته<text:s/></text:span><text:span text:style-name="T96">است. یک هفته بعد زن متوجه میشود که شوهرش برای چندین سال با زن دیگری رابطه عاشقانه داشته است. شوهرش عاشق آن زن هست. جواهر را برای این منظور به همسرش هدیه داده تا به او بصورت متقلبانه برای عشق خود اطمینان دهد. زمانیکه همسرش همه اینها را فهمید آن جواهر دیگر چ</text:span><text:span text:style-name="T97">ه ارزشی دارد؟</text:span></text:p>
      <text:p text:style-name="P98"><text:span text:style-name="T99">نیروی محرکه بخصوص برای ارزیابی های اخلاقی در روابط نزدیکان بسیار معنی دار است. اما نیت خوب برای عذر خواستن در همه چیز کافی نیست. شما این توضیح را شنیده اید که کسی میگوید "من فقط خوبی تو را میخواستم." این دفاع مناسبی نیست زمانیکه کسی استقلال ا</text:span><text:span text:style-name="T100">نسانهای دیگر را نقض می کند.<text:s/></text:span></text:p>
      <text:p text:style-name="P101">S 191</text:p>
      <text:p text:style-name="P102"><text:span text:style-name="T103">احتمالا دیکتاتور در مثال بالا اینطور فکر میکند که نیروی محرکه اخلاقی خود درست است، شاید شوهری که به همسرش خیانت کرده نیز همینطور. هر دوی آنها می پندارند که رفتارشان برای مراقبت و رعایت حال دیگران است.<text:s/></text:span></text:p>
      <text:p text:style-name="P104"><text:span text:style-name="T105">در علم اخلاق راه حل</text:span><text:span text:style-name="T106"><text:s/>های ساده وجود ندارد. در جعبه ابزار ما نیازمند لیزر نیز هستیم. که بتوانیم همه چیز را شفاف ببینیم و درون اش را فاش کنیم.<text:s/></text:span></text:p>
      <text:p text:style-name="P107"/>
      <text:p text:style-name="P108"><text:span text:style-name="T109">اخلاق بعنوان یک ویژگی شخص – یک انسان خوب</text:span></text:p>
      <text:p text:style-name="P110"><text:span text:style-name="T111">هر سه نگرش به اخلاق که در اینجا توضیح داده شد<text:s/></text:span><text:span text:style-name="T112">برای رفتارهای یک انسان نقطه شروع خودش را دارد.<text:s/></text:span><text:span text:style-name="T113">اینکه رفتار خوب و درست چه ویژگی هایی دارد، سوالی است که هر شخص با توجه به مسئولیت، <text:s/>نتیجه یا<text:s/></text:span><text:span text:style-name="T114">روحیه و خلق و خوی خودش<text:s/></text:span><text:span text:style-name="T115">سعی میکند به آن پاسخ دهد</text:span><text:span text:style-name="T116">.<text:s/></text:span><text:span text:style-name="T117">**</text:span><text:span text:style-name="T118">یک روش کاملا متفاوت اینکه نگرش به اخلاق مبدا خودش را دارد در شخصی که رفتار را انجام میدهد.<text:s/></text:span><text:span text:style-name="T119">شخص از خودش میپرسد چه و</text:span><text:span text:style-name="T120">یژگی هایی <text:s/>انسان خوب دارد. ویژگی های اخلاقی هر شخص فضیلت نامیده میشود. ما برای ساده شدن بحث آن را در اینجا **</text:span></text:p>
      <text:p text:style-name="P121"><text:span text:style-name="T122">در یونان باستان پلاتون و آریستوتلس در مورد این سوال که انسان خوب کدام است نظر داده اند. چه وِیژگی هایی او دارد؟</text:span></text:p>
      <text:p text:style-name="P123"><text:span text:style-name="T124">آریستوتلس بر این تاکید دارد که<text:s/></text:span><text:span text:style-name="T125">برای یک انسان خوب از نظر اخلاق چیزی که مهم است این است که نباید مبالغه نماید.</text:span></text:p>
      <text:p text:style-name="P126"><text:span text:style-name="T127">ما میتوانیم ویژگی های اخلاقی یک شخص را به اینصورت در نظر بگیریم که از منفی تا مثبت در یک خط قرار داده شده است.<text:s/></text:span></text:p>
      <text:p text:style-name="P128"><text:span text:style-name="T129">ما ویژگی</text:span><text:span text:style-name="T130"><text:s/>اخلاقی را به اینصورت مورد مطالعه قرار میدهیم که چیزی به ک</text:span><text:span text:style-name="T131">س دیگری بدهد و خودش از آن منفعتی نبرد.<text:s/></text:span></text:p>
      <text:p text:style-name="P132"><text:span text:style-name="T133">در قسمت انتهایی چپ (خط ایجاد شده ) سمت منفی ویژگی خصاصت هست. <text:s/>در قسمت انتهایی راست (خط ایجاد شده ) <text:s/>سمت مثبت ویژگی<text:s/></text:span><text:span text:style-name="T134">ولخرج بودن هست. هیچ کدام از این ویژگی ها فضیلت نیست یعنی یک ویژگی پر ارزش نزد شخص. ویژگی پر ارزش را د</text:span><text:span text:style-name="T135">ر میانه می یابیم، در نقطه تعادل بین مثبت و منفی. ما آن را بخشندگی و سخاوتمندی مینامیم. بخشنده و سخاوتمند بودن یک ویژگی انسان خوب است. عده زیادی با این موافق هستند.<text:s/></text:span></text:p>
      <text:p text:style-name="P136"><text:span text:style-name="T137">یک فضیلت دیگر که اغلب بعنوان ویژگی اخلاقی خوب<text:s/></text:span><text:span text:style-name="T138">بیان میشود شجاعت است.<text:s/></text:span><text:span text:style-name="T139">یک انسان خوب اخلاقی شجا</text:span><text:span text:style-name="T140">ع<text:s/></text:span><text:span text:style-name="T141">فرق دارد با کسی که ترسو است یا کسی که خیلی جرئت دارد و کارهای بی کله انجام میدهد.<text:s/></text:span></text:p>
      <text:p text:style-name="P142"><text:span text:style-name="T143">طبیعتا تضادهای زیادی در برابر نظرات اخلاقی وجود دارد که مبدا خاص خود را در ویژگی های شخصی دارد. چگونه این میتواند به ما کمک کند تا بدانیم چه رفتارهایی درست و چه <text:s/>رفتارهایی</text:span><text:span text:style-name="T144"><text:s/>غیر قابل قبول هستند. آیا واقعا انسانهایی هستند که در تمام موقعیت ها اصول اخلاقی را پیروی میکنند بطوری که بشود گفت نزد آنها اخلاق یک ویژگی شخصی است ؟ آیا یک شخص با تمرین کردن میتواند انسان بهتری شود؟ با این وجود خیلی ها این را قبول دارند که انسانهایی وجود<text:s/></text:span><text:span text:style-name="T145">دارند که بنظر می رسد نسبت به دیگران شجاع تر و خوب تر هستند.<text:s/></text:span></text:p>
      <text:p text:style-name="P146"><text:span text:style-name="T147">یک بازتاب تیره از فضیلت آموزه های مسیحیت در مورد هفت گناه مرگبار است، هفت ویژگی شخصی که انسان را به یک موجود بد تبدیل میکند: خودپسندی، خساست، هوسرانی، حسادت، پرخوری، خشم و تنبلی.</text:span></text:p>
      <text:p text:style-name="P148">S 193</text:p>
      <text:p text:style-name="P149"><text:span text:style-name="T150">نکات کلیدی</text:span><text:span text:style-name="T151"><text:s/>علم اخلاق</text:span></text:p>
      <text:p text:style-name="P152"><text:span text:style-name="T153">قانون علم اخلاق</text:span></text:p>
      <text:p text:style-name="P154"><text:span text:style-name="T155">آزمایش: یک رفتار خوب است اگر از قانون اخلاق پیروی نماید.</text:span></text:p>
      <text:p text:style-name="P156"><text:span text:style-name="T157">مثال: کشتن انسان همواره کار ناپسندی است.<text:s/></text:span></text:p>
      <text:p text:style-name="P158"><text:span text:style-name="T159">باید حقیقت را گفت.</text:span></text:p>
      <text:p text:style-name="P160"><text:span text:style-name="T161">دزدی کار اشتباهی است.</text:span></text:p>
      <text:p text:style-name="P162"><text:span text:style-name="T163">باید به افراد ضعیف کمک کرد.</text:span></text:p>
      <text:p text:style-name="P164"><text:span text:style-name="T165">خیانت کار ناپسندی است.</text:span></text:p>
      <text:p text:style-name="P166"><text:span text:style-name="T167">تمرکز: خود رفتار، پیروی از یک قانون</text:span></text:p>
      <text:p text:style-name="P168"><text:span text:style-name="T169">مش</text:span><text:span text:style-name="T170">کل: قوانین مختلف میتوانند با هم در تضاد باشند. از چه قوانینی باید پیروی کرد؟</text:span></text:p>
      <text:p text:style-name="P171"/>
      <text:p text:style-name="P172"/>
      <text:p text:style-name="P173"><text:span text:style-name="T174">هدف علم اخلاق</text:span></text:p>
      <text:p text:style-name="P175"><text:span text:style-name="T176">آزمایش: یک رفتار خوب است اگر به یک هدف و نتیجه معین منجر شود.</text:span></text:p>
      <text:p text:style-name="P177"><text:span text:style-name="T178">مثال: آزادی</text:span></text:p>
      <text:p text:style-name="P179"><text:span text:style-name="T180">صلح</text:span></text:p>
      <text:p text:style-name="P181"><text:span text:style-name="T182">عدالت</text:span></text:p>
      <text:p text:style-name="P183"><text:span text:style-name="T184">کاهش رنج</text:span></text:p>
      <text:p text:style-name="P185"><text:span text:style-name="T186">رفاه برای دیگران تا حد ممکن</text:span></text:p>
      <text:p text:style-name="P187"><text:span text:style-name="T188">افزایش خودمختاری برای فرد</text:span></text:p>
      <text:p text:style-name="P189"><text:span text:style-name="T190">توجه: هدف و<text:s/></text:span><text:span text:style-name="T191">نتیجه</text:span></text:p>
      <text:p text:style-name="P192"><text:span text:style-name="T193">مشکل: دشوار است که پیش بینی کرد که یک رفتار مشخص به هدفی معین منجر میشود. چه چیزهایی را شخص میتواند بپذیرد از دست بدهد تا به یک نتیجه خوب برسد.</text:span></text:p>
      <text:p text:style-name="P194"/>
      <text:p text:style-name="P195"><text:span text:style-name="T196">پروانه علم اخلاق</text:span></text:p>
      <text:p text:style-name="P197"><text:span text:style-name="T198">آزمایش: یک رفتار خوب است اگر نیت انجام آن خوب باشد</text:span></text:p>
      <text:p text:style-name="P199"><text:span text:style-name="T200">مثال: اراده برای سخاوتمند بودن</text:span></text:p>
      <text:p text:style-name="P201"><text:span text:style-name="T202">شجاعت<text:s/></text:span><text:span text:style-name="T203">ایستادن بر روی نظر خود</text:span></text:p>
      <text:p text:style-name="P204"><text:span text:style-name="T205">اراده انجام کار خوب برای دیگران</text:span></text:p>
      <text:p text:style-name="P206"><text:span text:style-name="T207">عشق به انسان دیگر</text:span></text:p>
      <text:p text:style-name="P208"><text:span text:style-name="T209">توجه: نیروی محرکه</text:span></text:p>
      <text:p text:style-name="P210"><text:span text:style-name="T211">مشکل: بسیاری از کارهای ناپسند توسط آدمهایی انجام شده که نیت خوب داشته اند.</text:span></text:p>
      <text:p text:style-name="P212"/>
      <text:p text:style-name="P213">S194</text:p>
      <text:p text:style-name="P214"><text:span text:style-name="T215">خیانت</text:span></text:p>
      <text:list text:style-name="LFO4" text:continue-numbering="true">
        <text:list-item>
          <text:p text:style-name="P216"><text:span text:style-name="T217">اما کارینا تو هم باید سعی کنی آدام را درک کنی. او باید بتونه که این احساس رو<text:s/></text:span><text:span text:style-name="T218">داشته باشه که میتونه بهت اعتماد کنه.</text:span></text:p>
        </text:list-item>
        <text:list-item>
          <text:p text:style-name="P219"><text:span text:style-name="T220">بله، این همان کاری هست که او میتواند انجام دهد ولی<text:s/></text:span><text:span text:style-name="T221">این مسئله یه جورایی تو کله اش نمیرود. دیگه نمیتونم شک اش رو تحمل کنم. در واقع مریض شدم. کاملا روانی.</text:span></text:p>
        </text:list-item>
      </text:list>
      <text:p text:style-name="P222"><text:span text:style-name="T223">فانی در این فکر است که دارد خسته میشود از کارینا که<text:s/></text:span><text:span text:style-name="T224">مدام از حسادت آ</text:span><text:span text:style-name="T225">دام شکایت می کند. اما او می گوید که خوب متوجه نمی شود. او و کارینا از دوره راهنمایی دوستان بسیار نزدیک بوده اند. در همه حال آنها با هم بوده اند،</text:span><text:span text:style-name="T226">**</text:span><text:span text:style-name="T227"><text:s/>زمانی که عاشق شدند نیز با هم بودند و زمانیکه دوست پسرشان خیانت کرده هم کنار هم گریه کرده اند. فانی به هیچ قیم</text:span><text:span text:style-name="T228">تی نمیخواهد بهترین دوستش را از دست بدهد ولی الان در هر صورت او می بایست واکنش نشان دهد.<text:s/></text:span></text:p>
      <text:list text:style-name="LFO4" text:continue-numbering="true">
        <text:list-item>
          <text:p text:style-name="P229"><text:span text:style-name="T230">چطوری آدام میتونه بهت اعتماد کنه؟ تو ساعتها با پیتر بعد از کار همنشینی میکنی، بعد زنگ میزنی به آدام میگی که به این خاطر دیر کردی که باید با پیتر بری و بهش برای خریدن<text:s/></text:span><text:span text:style-name="T231">ک</text:span><text:span text:style-name="T232">فش تمرین</text:span><text:span text:style-name="T233"><text:s/>کمک کنی</text:span><text:span text:style-name="T234">. انگار که آدام برات مهمتر نیست.</text:span></text:p>
        </text:list-item>
      </text:list>
      <text:p text:style-name="P235"><text:span text:style-name="T236">و حالا دیگه شروع کردی به دروغ گفتن به آدام<text:s/></text:span><text:span text:style-name="T237">**</text:span><text:span text:style-name="T238">*. بهش گفتی که میخوای به من برای جابجایی کمد کمک کنی در حالیکه در واقع تو با پیتر در شهر بودی. معلوم هستش که آدام عصبانی میشه، ناراحت میشه، شک میکنه و خدا میدونه<text:s/></text:span><text:span text:style-name="T239">بعدش چی میشه!</text:span></text:p>
      <text:list text:style-name="LFO4" text:continue-numbering="true">
        <text:list-item>
          <text:p text:style-name="P240"><text:span text:style-name="T241">میدونم، میدونم ولی وقتی آدام بهم شک میکنه مجبور میشم که دروغ بگم.<text:s/></text:span><text:span text:style-name="T242">فکر میکنی جالب هستش که <text:s/>بری خونه و حال بد آدام رو ببینی که فکر میکنه من با پیتر رابطه دارم. من حتی یک بار هم پیتر را نبوسیدم. تمام چیزی که بین ما هست یک بغل کردن معمولی هستش وق</text:span><text:span text:style-name="T243">تی همدیگر رو میبینیم و موقع خداحافظی.<text:s/></text:span></text:p>
        </text:list-item>
        <text:list-item>
          <text:p text:style-name="P244"><text:span text:style-name="T245">کارینا، تو به چیزهای اشتباه تمرکز میکنی. به این که فقط بوسیدن نشانه خیانت هستش. من فکر میکنم که تو باید به این دقت کنی که خیانت چی هستش. به این فکر کن که تو شروع کردی به دروغ گفتن به آدام. وقتی تو دروغ گفتی و گفتی که<text:s/></text:span><text:span text:style-name="T246"><text:s/>به من برای جابجایی کمد کمک کنی بار اول نبود که تو دروغ گفتی.<text:s/></text:span></text:p>
        </text:list-item>
      </text:list>
      <text:p text:style-name="P247"><text:span text:style-name="T248">در همین حال چشمان کارینا برق میزند. آیا صورت اش کمی سرخ نمیشود؟ فانی متوجه میشود که به نقطه حساسی دست گذاشته است. خیانت چیست؟</text:span></text:p>
      <text:p text:style-name="P249"><text:span text:style-name="T250">فانی ادامه میدهد. او فکر میکند که الان زمانی است که باید چیزی که در</text:span><text:span text:style-name="T251"><text:s/>ذهن اش هست را بیان کند.<text:s/></text:span></text:p>
      <text:list text:style-name="LFO4" text:continue-numbering="true">
        <text:list-item>
          <text:p text:style-name="P252"><text:span text:style-name="T253">من فکر میکنم که تو عاشق پیتر هستی <text:s/>و فقط به آدام دروغ نمیگی بلکه به خودت هم دروغ میگی. زمانی که احساس میشه که خیانت شده همون موقع خیانت انجام شده. تو قبلا خیانت رو انجام دادی.<text:s/></text:span></text:p>
        </text:list-item>
        <text:list-item>
          <text:p text:style-name="P254"><text:span text:style-name="T255">نه، میدونی چیه...</text:span></text:p>
        </text:list-item>
        <text:list-item>
          <text:p text:style-name="P256"><text:span text:style-name="T257">صبر کن، حرفم تموم نشده. چیزی که تو<text:s/></text:span><text:span text:style-name="T258">رو بیشتر از حسادت آدام رنج میده عذاب وجدان خودت هستش. <text:s text:c="2"/></text:span></text:p>
        </text:list-item>
      </text:list>
      <text:p text:style-name="P259">S195</text:p>
      <text:p text:style-name="P260"><text:span text:style-name="T261">تکالیف خیانت</text:span></text:p>
      <text:list text:style-name="LFO5" text:continue-numbering="true">
        <text:list-item>
          <text:p text:style-name="P262"><text:span text:style-name="T263"><text:s/>دیدگاه فانی و کارینا در مورد خیانت را جمع بندی نمایید. آیا فرقی با هم دارند؟ اگر جواب مثبت هست، به چه صورت؟</text:span></text:p>
        </text:list-item>
        <text:list-item>
          <text:p text:style-name="P264"><text:span text:style-name="T265"><text:s/>خود شما در مورد رد شدن از خط قرمز خیانت چگونه فکر میکنید؟ آیا تنها یک<text:s/></text:span><text:span text:style-name="T266">نگاه کافی است یا ...</text:span></text:p>
        </text:list-item>
        <text:list-item>
          <text:p text:style-name="P267"><text:span text:style-name="T268">اگر بجای فانی بودید به کارینا چه میگفتید؟<text:s/></text:span></text:p>
        </text:list-item>
        <text:list-item>
          <text:p text:style-name="P269"><text:span text:style-name="T270">کارینا شروع کرده به دروغ گفتن. آیا این نشاندهنده آن است که پیتر بیشتر از یک دوست است؟</text:span></text:p>
        </text:list-item>
        <text:list-item>
          <text:p text:style-name="P271"><text:span text:style-name="T272">جعبه ابزاری که در ابتدای فصل گفته شد را باز کنید. با استفاده از هدف اخلاق بحث کنید: خوبی خیانت چیست؟ چه چی</text:span><text:span text:style-name="T273">زی بد است؟</text:span></text:p>
        </text:list-item>
      </text:list>
      <text:p text:style-name="P274"/>
      <text:p text:style-name="P275"/>
      <text:p text:style-name="P276"/>
      <text:p text:style-name="P2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Liststycke" style:display-name="Liststyck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Calibri"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ash NR</meta:initial-creator>
    <dc:creator>Arash NR</dc:creator>
    <meta:creation-date>2018-08-20T21:05:00Z</meta:creation-date>
    <dc:date>2018-09-04T19:21:00Z</dc:date>
    <meta:template xlink:href="Normal" xlink:type="simple"/>
    <meta:editing-cycles>52</meta:editing-cycles>
    <meta:editing-duration>PT60960S</meta:editing-duration>
    <meta:document-statistic meta:page-count="1" meta:paragraph-count="22" meta:word-count="1709" meta:character-count="11432" meta:row-count="81" meta:non-whitespace-character-count="9745"/>
  </office:meta>
</office:document-meta>
</file>